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01pt"/>
    </style:style>
    <style:style style:name="co3" style:family="table-column">
      <style:table-column-properties fo:break-before="auto" style:column-width="115.34pt"/>
    </style:style>
    <style:style style:name="co4" style:family="table-column">
      <style:table-column-properties fo:break-before="auto" style:column-width="118.6pt"/>
    </style:style>
    <style:style style:name="co5" style:family="table-column">
      <style:table-column-properties fo:break-before="auto" style:column-width="120.25pt"/>
    </style:style>
    <style:style style:name="co6" style:family="table-column">
      <style:table-column-properties fo:break-before="auto" style:column-width="127.56pt"/>
    </style:style>
    <style:style style:name="co7" style:family="table-column">
      <style:table-column-properties fo:break-before="auto" style:column-width="129.2pt"/>
    </style:style>
    <style:style style:name="co8" style:family="table-column">
      <style:table-column-properties fo:break-before="auto" style:column-width="132.46pt"/>
    </style:style>
    <style:style style:name="co9" style:family="table-column">
      <style:table-column-properties fo:break-before="auto" style:column-width="138.1pt"/>
    </style:style>
    <style:style style:name="co10" style:family="table-column">
      <style:table-column-properties fo:break-before="auto" style:column-width="133.26pt"/>
    </style:style>
    <style:style style:name="co11" style:family="table-column">
      <style:table-column-properties fo:break-before="auto" style:column-width="137.31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6.24pt"/>
    </style:style>
    <style:style style:name="co14" style:family="table-column">
      <style:table-column-properties fo:break-before="auto" style:column-width="14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bubblesort 10 case 1</text:p>
          </table:table-cell>
          <table:table-cell table:style-name="Default" office:value-type="string" calcext:value-type="string">
            <text:p>#&gt;bubblesort 10 case 2</text:p>
          </table:table-cell>
          <table:table-cell table:style-name="Default" office:value-type="string" calcext:value-type="string">
            <text:p>#&gt;bubblesort 10 case 3</text:p>
          </table:table-cell>
          <table:table-cell table:style-name="Default" office:value-type="string" calcext:value-type="string">
            <text:p>#&gt;bubblesort 10 case 4</text:p>
          </table:table-cell>
          <table:table-cell office:value-type="string" calcext:value-type="string">
            <text:p>#&gt;bubblesort 1000 case 1</text:p>
          </table:table-cell>
          <table:table-cell office:value-type="string" calcext:value-type="string">
            <text:p>#&gt;bubblesort 1000 case 2</text:p>
          </table:table-cell>
          <table:table-cell office:value-type="string" calcext:value-type="string">
            <text:p>#&gt;bubblesort 1000 case 3</text:p>
          </table:table-cell>
          <table:table-cell office:value-type="string" calcext:value-type="string">
            <text:p>#&gt;bubblesort 1000 case 4</text:p>
          </table:table-cell>
          <table:table-cell office:value-type="string" calcext:value-type="string">
            <text:p>#&gt;bubblesort 10000 case 1</text:p>
          </table:table-cell>
          <table:table-cell office:value-type="string" calcext:value-type="string">
            <text:p>#&gt;bubblesort 10000 case 2</text:p>
          </table:table-cell>
          <table:table-cell office:value-type="string" calcext:value-type="string">
            <text:p>#&gt;bubblesort 10000 case 3</text:p>
          </table:table-cell>
          <table:table-cell office:value-type="string" calcext:value-type="string">
            <text:p>#&gt;bubblesort 10000 case 4</text:p>
          </table:table-cell>
          <table:table-cell office:value-type="string" calcext:value-type="string">
            <text:p>#&gt;bubblesort 100000 case 1</text:p>
          </table:table-cell>
          <table:table-cell office:value-type="string" calcext:value-type="string">
            <text:p>#&gt;bubblesort 100000 case 2</text:p>
          </table:table-cell>
          <table:table-cell office:value-type="string" calcext:value-type="string">
            <text:p>#&gt;bubblesort 100000 case 3</text:p>
          </table:table-cell>
          <table:table-cell office:value-type="string" calcext:value-type="string">
            <text:p>#&gt;bubblesort 100000 case 4</text:p>
          </table:table-cell>
          <table:table-cell office:value-type="string" calcext:value-type="string">
            <text:p>#&gt;bubblesort 1000000 case 1</text:p>
          </table:table-cell>
          <table:table-cell office:value-type="string" calcext:value-type="string">
            <text:p>#&gt;bubblesort 1000000 case 2</text:p>
          </table:table-cell>
          <table:table-cell office:value-type="string" calcext:value-type="string">
            <text:p>#&gt;bubblesort 1000000 case 3</text:p>
          </table:table-cell>
          <table:table-cell office:value-type="string" calcext:value-type="string">
            <text:p>#&gt;bubblesort 1000000 case 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6" calcext:value-type="float">
            <text:p>6.00E-06</text:p>
          </table:table-cell>
          <table:table-cell office:value-type="float" office:value="0.000007" calcext:value-type="float">
            <text:p>7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0.268288" calcext:value-type="float">
            <text:p>0.268288</text:p>
          </table:table-cell>
          <table:table-cell office:value-type="float" office:value="0.464485" calcext:value-type="float">
            <text:p>0.464485</text:p>
          </table:table-cell>
          <table:table-cell office:value-type="float" office:value="0.478443" calcext:value-type="float">
            <text:p>0.478443</text:p>
          </table:table-cell>
          <table:table-cell office:value-type="float" office:value="0.286581" calcext:value-type="float">
            <text:p>0.286581</text:p>
          </table:table-cell>
          <table:table-cell office:value-type="float" office:value="27.0125" calcext:value-type="float">
            <text:p>27.0125</text:p>
          </table:table-cell>
          <table:table-cell office:value-type="float" office:value="51.2945" calcext:value-type="float">
            <text:p>51.2945</text:p>
          </table:table-cell>
          <table:table-cell office:value-type="float" office:value="47.2514" calcext:value-type="float">
            <text:p>47.2514</text:p>
          </table:table-cell>
          <table:table-cell office:value-type="float" office:value="29.7535" calcext:value-type="float">
            <text:p>29.75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5" calcext:value-type="float">
            <text:p>5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265894" calcext:value-type="float">
            <text:p>0.265894</text:p>
          </table:table-cell>
          <table:table-cell office:value-type="float" office:value="0.459156" calcext:value-type="float">
            <text:p>0.459156</text:p>
          </table:table-cell>
          <table:table-cell office:value-type="float" office:value="0.476827" calcext:value-type="float">
            <text:p>0.476827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27.5595" calcext:value-type="float">
            <text:p>27.5595</text:p>
          </table:table-cell>
          <table:table-cell office:value-type="float" office:value="50.6855" calcext:value-type="float">
            <text:p>50.6855</text:p>
          </table:table-cell>
          <table:table-cell office:value-type="float" office:value="47.2654" calcext:value-type="float">
            <text:p>47.2654</text:p>
          </table:table-cell>
          <table:table-cell office:value-type="float" office:value="29.4843" calcext:value-type="float">
            <text:p>29.48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4022" calcext:value-type="float">
            <text:p>0.004022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266435" calcext:value-type="float">
            <text:p>0.266435</text:p>
          </table:table-cell>
          <table:table-cell office:value-type="float" office:value="0.458472" calcext:value-type="float">
            <text:p>0.458472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.284166" calcext:value-type="float">
            <text:p>0.284166</text:p>
          </table:table-cell>
          <table:table-cell office:value-type="float" office:value="28.2931" calcext:value-type="float">
            <text:p>28.2931</text:p>
          </table:table-cell>
          <table:table-cell office:value-type="float" office:value="50.6479" calcext:value-type="float">
            <text:p>50.6479</text:p>
          </table:table-cell>
          <table:table-cell office:value-type="float" office:value="47.2574" calcext:value-type="float">
            <text:p>47.2574</text:p>
          </table:table-cell>
          <table:table-cell office:value-type="float" office:value="29.568" calcext:value-type="float">
            <text:p>29.5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265844" calcext:value-type="float">
            <text:p>0.265844</text:p>
          </table:table-cell>
          <table:table-cell office:value-type="float" office:value="0.460389" calcext:value-type="float">
            <text:p>0.460389</text:p>
          </table:table-cell>
          <table:table-cell office:value-type="float" office:value="0.47641" calcext:value-type="float">
            <text:p>0.47641</text:p>
          </table:table-cell>
          <table:table-cell office:value-type="float" office:value="0.284247" calcext:value-type="float">
            <text:p>0.284247</text:p>
          </table:table-cell>
          <table:table-cell office:value-type="float" office:value="26.923" calcext:value-type="float">
            <text:p>26.923</text:p>
          </table:table-cell>
          <table:table-cell office:value-type="float" office:value="50.9444" calcext:value-type="float">
            <text:p>50.9444</text:p>
          </table:table-cell>
          <table:table-cell office:value-type="float" office:value="47.2811" calcext:value-type="float">
            <text:p>47.2811</text:p>
          </table:table-cell>
          <table:table-cell office:value-type="float" office:value="29.5653" calcext:value-type="float">
            <text:p>29.565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266428" calcext:value-type="float">
            <text:p>0.266428</text:p>
          </table:table-cell>
          <table:table-cell office:value-type="float" office:value="0.459094" calcext:value-type="float">
            <text:p>0.459094</text:p>
          </table:table-cell>
          <table:table-cell office:value-type="float" office:value="0.475697" calcext:value-type="float">
            <text:p>0.475697</text:p>
          </table:table-cell>
          <table:table-cell office:value-type="float" office:value="0.285291" calcext:value-type="float">
            <text:p>0.285291</text:p>
          </table:table-cell>
          <table:table-cell office:value-type="float" office:value="26.9007" calcext:value-type="float">
            <text:p>26.9007</text:p>
          </table:table-cell>
          <table:table-cell office:value-type="float" office:value="51.1745" calcext:value-type="float">
            <text:p>51.1745</text:p>
          </table:table-cell>
          <table:table-cell office:value-type="float" office:value="47.2815" calcext:value-type="float">
            <text:p>47.2815</text:p>
          </table:table-cell>
          <table:table-cell office:value-type="float" office:value="29.5536" calcext:value-type="float">
            <text:p>29.55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5143" calcext:value-type="float">
            <text:p>0.005143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.265831" calcext:value-type="float">
            <text:p>0.265831</text:p>
          </table:table-cell>
          <table:table-cell office:value-type="float" office:value="0.460547" calcext:value-type="float">
            <text:p>0.460547</text:p>
          </table:table-cell>
          <table:table-cell office:value-type="float" office:value="0.476433" calcext:value-type="float">
            <text:p>0.476433</text:p>
          </table:table-cell>
          <table:table-cell office:value-type="float" office:value="0.284378" calcext:value-type="float">
            <text:p>0.284378</text:p>
          </table:table-cell>
          <table:table-cell office:value-type="float" office:value="26.85" calcext:value-type="float">
            <text:p>26.85</text:p>
          </table:table-cell>
          <table:table-cell office:value-type="float" office:value="50.6772" calcext:value-type="float">
            <text:p>50.6772</text:p>
          </table:table-cell>
          <table:table-cell office:value-type="float" office:value="47.2946" calcext:value-type="float">
            <text:p>47.2946</text:p>
          </table:table-cell>
          <table:table-cell office:value-type="float" office:value="29.4627" calcext:value-type="float">
            <text:p>29.46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266484" calcext:value-type="float">
            <text:p>0.266484</text:p>
          </table:table-cell>
          <table:table-cell office:value-type="float" office:value="0.460743" calcext:value-type="float">
            <text:p>0.460743</text:p>
          </table:table-cell>
          <table:table-cell office:value-type="float" office:value="0.476726" calcext:value-type="float">
            <text:p>0.476726</text:p>
          </table:table-cell>
          <table:table-cell office:value-type="float" office:value="0.284763" calcext:value-type="float">
            <text:p>0.284763</text:p>
          </table:table-cell>
          <table:table-cell office:value-type="float" office:value="26.8575" calcext:value-type="float">
            <text:p>26.8575</text:p>
          </table:table-cell>
          <table:table-cell office:value-type="float" office:value="50.7307" calcext:value-type="float">
            <text:p>50.7307</text:p>
          </table:table-cell>
          <table:table-cell office:value-type="float" office:value="47.2435" calcext:value-type="float">
            <text:p>47.2435</text:p>
          </table:table-cell>
          <table:table-cell office:value-type="float" office:value="29.4613" calcext:value-type="float">
            <text:p>29.46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265782" calcext:value-type="float">
            <text:p>0.265782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476478" calcext:value-type="float">
            <text:p>0.476478</text:p>
          </table:table-cell>
          <table:table-cell office:value-type="float" office:value="0.283794" calcext:value-type="float">
            <text:p>0.283794</text:p>
          </table:table-cell>
          <table:table-cell office:value-type="float" office:value="26.8472" calcext:value-type="float">
            <text:p>26.8472</text:p>
          </table:table-cell>
          <table:table-cell office:value-type="float" office:value="50.5028" calcext:value-type="float">
            <text:p>50.5028</text:p>
          </table:table-cell>
          <table:table-cell office:value-type="float" office:value="47.2306" calcext:value-type="float">
            <text:p>47.2306</text:p>
          </table:table-cell>
          <table:table-cell office:value-type="float" office:value="28.4804" calcext:value-type="float">
            <text:p>28.48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266332" calcext:value-type="float">
            <text:p>0.266332</text:p>
          </table:table-cell>
          <table:table-cell office:value-type="float" office:value="0.457611" calcext:value-type="float">
            <text:p>0.457611</text:p>
          </table:table-cell>
          <table:table-cell office:value-type="float" office:value="0.476515" calcext:value-type="float">
            <text:p>0.476515</text:p>
          </table:table-cell>
          <table:table-cell office:value-type="float" office:value="0.284458" calcext:value-type="float">
            <text:p>0.284458</text:p>
          </table:table-cell>
          <table:table-cell office:value-type="float" office:value="26.8593" calcext:value-type="float">
            <text:p>26.8593</text:p>
          </table:table-cell>
          <table:table-cell office:value-type="float" office:value="50.8935" calcext:value-type="float">
            <text:p>50.8935</text:p>
          </table:table-cell>
          <table:table-cell office:value-type="float" office:value="47.2515" calcext:value-type="float">
            <text:p>47.2515</text:p>
          </table:table-cell>
          <table:table-cell office:value-type="float" office:value="30.0605" calcext:value-type="float">
            <text:p>30.06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0.458744" calcext:value-type="float">
            <text:p>0.458744</text:p>
          </table:table-cell>
          <table:table-cell office:value-type="float" office:value="0.475642" calcext:value-type="float">
            <text:p>0.475642</text:p>
          </table:table-cell>
          <table:table-cell office:value-type="float" office:value="0.284603" calcext:value-type="float">
            <text:p>0.284603</text:p>
          </table:table-cell>
          <table:table-cell office:value-type="float" office:value="26.8806" calcext:value-type="float">
            <text:p>26.8806</text:p>
          </table:table-cell>
          <table:table-cell office:value-type="float" office:value="50.7299" calcext:value-type="float">
            <text:p>50.7299</text:p>
          </table:table-cell>
          <table:table-cell office:value-type="float" office:value="47.2752" calcext:value-type="float">
            <text:p>47.2752</text:p>
          </table:table-cell>
          <table:table-cell office:value-type="float" office:value="29.1844" calcext:value-type="float">
            <text:p>29.184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280847" calcext:value-type="float">
            <text:p>0.280847</text:p>
          </table:table-cell>
          <table:table-cell office:value-type="float" office:value="0.459382" calcext:value-type="float">
            <text:p>0.459382</text:p>
          </table:table-cell>
          <table:table-cell office:value-type="float" office:value="0.476371" calcext:value-type="float">
            <text:p>0.476371</text:p>
          </table:table-cell>
          <table:table-cell office:value-type="float" office:value="0.285164" calcext:value-type="float">
            <text:p>0.285164</text:p>
          </table:table-cell>
          <table:table-cell office:value-type="float" office:value="27.9868" calcext:value-type="float">
            <text:p>27.9868</text:p>
          </table:table-cell>
          <table:table-cell office:value-type="float" office:value="50.6743" calcext:value-type="float">
            <text:p>50.6743</text:p>
          </table:table-cell>
          <table:table-cell office:value-type="float" office:value="47.2283" calcext:value-type="float">
            <text:p>47.2283</text:p>
          </table:table-cell>
          <table:table-cell office:value-type="float" office:value="29.6863" calcext:value-type="float">
            <text:p>29.68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282469" calcext:value-type="float">
            <text:p>0.282469</text:p>
          </table:table-cell>
          <table:table-cell office:value-type="float" office:value="0.45975" calcext:value-type="float">
            <text:p>0.45975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284303" calcext:value-type="float">
            <text:p>0.284303</text:p>
          </table:table-cell>
          <table:table-cell office:value-type="float" office:value="26.7304" calcext:value-type="float">
            <text:p>26.7304</text:p>
          </table:table-cell>
          <table:table-cell office:value-type="float" office:value="50.6659" calcext:value-type="float">
            <text:p>50.6659</text:p>
          </table:table-cell>
          <table:table-cell office:value-type="float" office:value="47.2526" calcext:value-type="float">
            <text:p>47.2526</text:p>
          </table:table-cell>
          <table:table-cell office:value-type="float" office:value="29.8404" calcext:value-type="float">
            <text:p>29.84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270158" calcext:value-type="float">
            <text:p>0.270158</text:p>
          </table:table-cell>
          <table:table-cell office:value-type="float" office:value="0.457536" calcext:value-type="float">
            <text:p>0.457536</text:p>
          </table:table-cell>
          <table:table-cell office:value-type="float" office:value="0.47727" calcext:value-type="float">
            <text:p>0.47727</text:p>
          </table:table-cell>
          <table:table-cell office:value-type="float" office:value="0.284747" calcext:value-type="float">
            <text:p>0.284747</text:p>
          </table:table-cell>
          <table:table-cell office:value-type="float" office:value="26.8739" calcext:value-type="float">
            <text:p>26.8739</text:p>
          </table:table-cell>
          <table:table-cell office:value-type="float" office:value="50.6299" calcext:value-type="float">
            <text:p>50.6299</text:p>
          </table:table-cell>
          <table:table-cell office:value-type="float" office:value="47.2459" calcext:value-type="float">
            <text:p>47.2459</text:p>
          </table:table-cell>
          <table:table-cell office:value-type="float" office:value="29.7558" calcext:value-type="float">
            <text:p>29.755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281492" calcext:value-type="float">
            <text:p>0.281492</text:p>
          </table:table-cell>
          <table:table-cell office:value-type="float" office:value="0.459649" calcext:value-type="float">
            <text:p>0.459649</text:p>
          </table:table-cell>
          <table:table-cell office:value-type="float" office:value="0.476387" calcext:value-type="float">
            <text:p>0.476387</text:p>
          </table:table-cell>
          <table:table-cell office:value-type="float" office:value="0.284459" calcext:value-type="float">
            <text:p>0.284459</text:p>
          </table:table-cell>
          <table:table-cell office:value-type="float" office:value="26.6461" calcext:value-type="float">
            <text:p>26.6461</text:p>
          </table:table-cell>
          <table:table-cell office:value-type="float" office:value="50.6084" calcext:value-type="float">
            <text:p>50.6084</text:p>
          </table:table-cell>
          <table:table-cell office:value-type="float" office:value="47.2377" calcext:value-type="float">
            <text:p>47.2377</text:p>
          </table:table-cell>
          <table:table-cell office:value-type="float" office:value="29.6914" calcext:value-type="float">
            <text:p>29.69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281613" calcext:value-type="float">
            <text:p>0.281613</text:p>
          </table:table-cell>
          <table:table-cell office:value-type="float" office:value="0.459734" calcext:value-type="float">
            <text:p>0.459734</text:p>
          </table:table-cell>
          <table:table-cell office:value-type="float" office:value="0.475901" calcext:value-type="float">
            <text:p>0.475901</text:p>
          </table:table-cell>
          <table:table-cell office:value-type="float" office:value="0.2855" calcext:value-type="float">
            <text:p>0.2855</text:p>
          </table:table-cell>
          <table:table-cell office:value-type="float" office:value="26.645" calcext:value-type="float">
            <text:p>26.645</text:p>
          </table:table-cell>
          <table:table-cell office:value-type="float" office:value="50.5352" calcext:value-type="float">
            <text:p>50.5352</text:p>
          </table:table-cell>
          <table:table-cell office:value-type="float" office:value="47.281" calcext:value-type="float">
            <text:p>47.281</text:p>
          </table:table-cell>
          <table:table-cell office:value-type="float" office:value="29.8852" calcext:value-type="float">
            <text:p>29.88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277746" calcext:value-type="float">
            <text:p>0.277746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0.476308" calcext:value-type="float">
            <text:p>0.476308</text:p>
          </table:table-cell>
          <table:table-cell office:value-type="float" office:value="0.284772" calcext:value-type="float">
            <text:p>0.284772</text:p>
          </table:table-cell>
          <table:table-cell office:value-type="float" office:value="26.641" calcext:value-type="float">
            <text:p>26.641</text:p>
          </table:table-cell>
          <table:table-cell office:value-type="float" office:value="50.2067" calcext:value-type="float">
            <text:p>50.2067</text:p>
          </table:table-cell>
          <table:table-cell office:value-type="float" office:value="47.242" calcext:value-type="float">
            <text:p>47.242</text:p>
          </table:table-cell>
          <table:table-cell office:value-type="float" office:value="29.8339" calcext:value-type="float">
            <text:p>29.833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268906" calcext:value-type="float">
            <text:p>0.268906</text:p>
          </table:table-cell>
          <table:table-cell office:value-type="float" office:value="0.459237" calcext:value-type="float">
            <text:p>0.459237</text:p>
          </table:table-cell>
          <table:table-cell office:value-type="float" office:value="0.476491" calcext:value-type="float">
            <text:p>0.476491</text:p>
          </table:table-cell>
          <table:table-cell office:value-type="float" office:value="0.284611" calcext:value-type="float">
            <text:p>0.284611</text:p>
          </table:table-cell>
          <table:table-cell office:value-type="float" office:value="26.6554" calcext:value-type="float">
            <text:p>26.6554</text:p>
          </table:table-cell>
          <table:table-cell office:value-type="float" office:value="50.2455" calcext:value-type="float">
            <text:p>50.2455</text:p>
          </table:table-cell>
          <table:table-cell office:value-type="float" office:value="47.2395" calcext:value-type="float">
            <text:p>47.2395</text:p>
          </table:table-cell>
          <table:table-cell office:value-type="float" office:value="29.6965" calcext:value-type="float">
            <text:p>29.69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268135" calcext:value-type="float">
            <text:p>0.268135</text:p>
          </table:table-cell>
          <table:table-cell office:value-type="float" office:value="0.456919" calcext:value-type="float">
            <text:p>0.456919</text:p>
          </table:table-cell>
          <table:table-cell office:value-type="float" office:value="0.476629" calcext:value-type="float">
            <text:p>0.476629</text:p>
          </table:table-cell>
          <table:table-cell office:value-type="float" office:value="0.28491" calcext:value-type="float">
            <text:p>0.28491</text:p>
          </table:table-cell>
          <table:table-cell office:value-type="float" office:value="28.0796" calcext:value-type="float">
            <text:p>28.0796</text:p>
          </table:table-cell>
          <table:table-cell office:value-type="float" office:value="50.2186" calcext:value-type="float">
            <text:p>50.2186</text:p>
          </table:table-cell>
          <table:table-cell office:value-type="float" office:value="47.2311" calcext:value-type="float">
            <text:p>47.2311</text:p>
          </table:table-cell>
          <table:table-cell office:value-type="float" office:value="29.6991" calcext:value-type="float">
            <text:p>29.69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266379" calcext:value-type="float">
            <text:p>0.266379</text:p>
          </table:table-cell>
          <table:table-cell office:value-type="float" office:value="0.459374" calcext:value-type="float">
            <text:p>0.459374</text:p>
          </table:table-cell>
          <table:table-cell office:value-type="float" office:value="0.47647" calcext:value-type="float">
            <text:p>0.47647</text:p>
          </table:table-cell>
          <table:table-cell office:value-type="float" office:value="0.284433" calcext:value-type="float">
            <text:p>0.284433</text:p>
          </table:table-cell>
          <table:table-cell office:value-type="float" office:value="28.4174" calcext:value-type="float">
            <text:p>28.4174</text:p>
          </table:table-cell>
          <table:table-cell office:value-type="float" office:value="50.2346" calcext:value-type="float">
            <text:p>50.2346</text:p>
          </table:table-cell>
          <table:table-cell office:value-type="float" office:value="47.2406" calcext:value-type="float">
            <text:p>47.2406</text:p>
          </table:table-cell>
          <table:table-cell office:value-type="float" office:value="29.8436" calcext:value-type="float">
            <text:p>29.84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266124" calcext:value-type="float">
            <text:p>0.266124</text:p>
          </table:table-cell>
          <table:table-cell office:value-type="float" office:value="0.459804" calcext:value-type="float">
            <text:p>0.459804</text:p>
          </table:table-cell>
          <table:table-cell office:value-type="float" office:value="0.47587" calcext:value-type="float">
            <text:p>0.47587</text:p>
          </table:table-cell>
          <table:table-cell office:value-type="float" office:value="0.284868" calcext:value-type="float">
            <text:p>0.284868</text:p>
          </table:table-cell>
          <table:table-cell office:value-type="float" office:value="28.0101" calcext:value-type="float">
            <text:p>28.0101</text:p>
          </table:table-cell>
          <table:table-cell office:value-type="float" office:value="50.2673" calcext:value-type="float">
            <text:p>50.2673</text:p>
          </table:table-cell>
          <table:table-cell office:value-type="float" office:value="47.2507" calcext:value-type="float">
            <text:p>47.2507</text:p>
          </table:table-cell>
          <table:table-cell office:value-type="float" office:value="29.6906" calcext:value-type="float">
            <text:p>29.69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268499" calcext:value-type="float">
            <text:p>0.268499</text:p>
          </table:table-cell>
          <table:table-cell office:value-type="float" office:value="0.458145" calcext:value-type="float">
            <text:p>0.458145</text:p>
          </table:table-cell>
          <table:table-cell office:value-type="float" office:value="0.476318" calcext:value-type="float">
            <text:p>0.476318</text:p>
          </table:table-cell>
          <table:table-cell office:value-type="float" office:value="0.284656" calcext:value-type="float">
            <text:p>0.284656</text:p>
          </table:table-cell>
          <table:table-cell office:value-type="float" office:value="28.6319" calcext:value-type="float">
            <text:p>28.6319</text:p>
          </table:table-cell>
          <table:table-cell office:value-type="float" office:value="50.2788" calcext:value-type="float">
            <text:p>50.2788</text:p>
          </table:table-cell>
          <table:table-cell office:value-type="float" office:value="47.2469" calcext:value-type="float">
            <text:p>47.2469</text:p>
          </table:table-cell>
          <table:table-cell office:value-type="float" office:value="29.7498" calcext:value-type="float">
            <text:p>29.749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267373" calcext:value-type="float">
            <text:p>0.267373</text:p>
          </table:table-cell>
          <table:table-cell office:value-type="float" office:value="0.459173" calcext:value-type="float">
            <text:p>0.459173</text:p>
          </table:table-cell>
          <table:table-cell office:value-type="float" office:value="0.476675" calcext:value-type="float">
            <text:p>0.476675</text:p>
          </table:table-cell>
          <table:table-cell office:value-type="float" office:value="0.283959" calcext:value-type="float">
            <text:p>0.283959</text:p>
          </table:table-cell>
          <table:table-cell office:value-type="float" office:value="28.7875" calcext:value-type="float">
            <text:p>28.7875</text:p>
          </table:table-cell>
          <table:table-cell office:value-type="float" office:value="50.2474" calcext:value-type="float">
            <text:p>50.2474</text:p>
          </table:table-cell>
          <table:table-cell office:value-type="float" office:value="47.2501" calcext:value-type="float">
            <text:p>47.2501</text:p>
          </table:table-cell>
          <table:table-cell office:value-type="float" office:value="29.7169" calcext:value-type="float">
            <text:p>29.716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268176" calcext:value-type="float">
            <text:p>0.268176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.476249" calcext:value-type="float">
            <text:p>0.476249</text:p>
          </table:table-cell>
          <table:table-cell office:value-type="float" office:value="0.284664" calcext:value-type="float">
            <text:p>0.284664</text:p>
          </table:table-cell>
          <table:table-cell office:value-type="float" office:value="28.7732" calcext:value-type="float">
            <text:p>28.7732</text:p>
          </table:table-cell>
          <table:table-cell office:value-type="float" office:value="50.3068" calcext:value-type="float">
            <text:p>50.3068</text:p>
          </table:table-cell>
          <table:table-cell office:value-type="float" office:value="47.258" calcext:value-type="float">
            <text:p>47.258</text:p>
          </table:table-cell>
          <table:table-cell office:value-type="float" office:value="29.8684" calcext:value-type="float">
            <text:p>29.868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266208" calcext:value-type="float">
            <text:p>0.266208</text:p>
          </table:table-cell>
          <table:table-cell office:value-type="float" office:value="0.459674" calcext:value-type="float">
            <text:p>0.459674</text:p>
          </table:table-cell>
          <table:table-cell office:value-type="float" office:value="0.475632" calcext:value-type="float">
            <text:p>0.475632</text:p>
          </table:table-cell>
          <table:table-cell office:value-type="float" office:value="0.284695" calcext:value-type="float">
            <text:p>0.284695</text:p>
          </table:table-cell>
          <table:table-cell office:value-type="float" office:value="28.8513" calcext:value-type="float">
            <text:p>28.8513</text:p>
          </table:table-cell>
          <table:table-cell office:value-type="float" office:value="50.2395" calcext:value-type="float">
            <text:p>50.2395</text:p>
          </table:table-cell>
          <table:table-cell office:value-type="float" office:value="47.221" calcext:value-type="float">
            <text:p>47.221</text:p>
          </table:table-cell>
          <table:table-cell office:value-type="float" office:value="29.6986" calcext:value-type="float">
            <text:p>29.69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268285" calcext:value-type="float">
            <text:p>0.268285</text:p>
          </table:table-cell>
          <table:table-cell office:value-type="float" office:value="0.460168" calcext:value-type="float">
            <text:p>0.460168</text:p>
          </table:table-cell>
          <table:table-cell office:value-type="float" office:value="0.475917" calcext:value-type="float">
            <text:p>0.475917</text:p>
          </table:table-cell>
          <table:table-cell office:value-type="float" office:value="0.283887" calcext:value-type="float">
            <text:p>0.283887</text:p>
          </table:table-cell>
          <table:table-cell office:value-type="float" office:value="28.4568" calcext:value-type="float">
            <text:p>28.4568</text:p>
          </table:table-cell>
          <table:table-cell office:value-type="float" office:value="50.266" calcext:value-type="float">
            <text:p>50.266</text:p>
          </table:table-cell>
          <table:table-cell office:value-type="float" office:value="47.2297" calcext:value-type="float">
            <text:p>47.2297</text:p>
          </table:table-cell>
          <table:table-cell office:value-type="float" office:value="29.8931" calcext:value-type="float">
            <text:p>29.893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269139" calcext:value-type="float">
            <text:p>0.269139</text:p>
          </table:table-cell>
          <table:table-cell office:value-type="float" office:value="0.457446" calcext:value-type="float">
            <text:p>0.457446</text:p>
          </table:table-cell>
          <table:table-cell office:value-type="float" office:value="0.475811" calcext:value-type="float">
            <text:p>0.475811</text:p>
          </table:table-cell>
          <table:table-cell office:value-type="float" office:value="0.283914" calcext:value-type="float">
            <text:p>0.283914</text:p>
          </table:table-cell>
          <table:table-cell office:value-type="float" office:value="28.3913" calcext:value-type="float">
            <text:p>28.3913</text:p>
          </table:table-cell>
          <table:table-cell office:value-type="float" office:value="50.2855" calcext:value-type="float">
            <text:p>50.2855</text:p>
          </table:table-cell>
          <table:table-cell office:value-type="float" office:value="47.2377" calcext:value-type="float">
            <text:p>47.2377</text:p>
          </table:table-cell>
          <table:table-cell office:value-type="float" office:value="29.9091" calcext:value-type="float">
            <text:p>29.909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003303" calcext:value-type="float">
            <text:p>0.003303</text:p>
          </table:table-cell>
          <table:table-cell office:value-type="float" office:value="0.281524" calcext:value-type="float">
            <text:p>0.281524</text:p>
          </table:table-cell>
          <table:table-cell office:value-type="float" office:value="0.457934" calcext:value-type="float">
            <text:p>0.457934</text:p>
          </table:table-cell>
          <table:table-cell office:value-type="float" office:value="0.475814" calcext:value-type="float">
            <text:p>0.475814</text:p>
          </table:table-cell>
          <table:table-cell office:value-type="float" office:value="0.283703" calcext:value-type="float">
            <text:p>0.283703</text:p>
          </table:table-cell>
          <table:table-cell office:value-type="float" office:value="28.1404" calcext:value-type="float">
            <text:p>28.1404</text:p>
          </table:table-cell>
          <table:table-cell office:value-type="float" office:value="50.2524" calcext:value-type="float">
            <text:p>50.2524</text:p>
          </table:table-cell>
          <table:table-cell office:value-type="float" office:value="47.2455" calcext:value-type="float">
            <text:p>47.2455</text:p>
          </table:table-cell>
          <table:table-cell office:value-type="float" office:value="29.8456" calcext:value-type="float">
            <text:p>29.845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280666" calcext:value-type="float">
            <text:p>0.280666</text:p>
          </table:table-cell>
          <table:table-cell office:value-type="float" office:value="0.458483" calcext:value-type="float">
            <text:p>0.458483</text:p>
          </table:table-cell>
          <table:table-cell office:value-type="float" office:value="0.475858" calcext:value-type="float">
            <text:p>0.475858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27.5096" calcext:value-type="float">
            <text:p>27.5096</text:p>
          </table:table-cell>
          <table:table-cell office:value-type="float" office:value="50.2854" calcext:value-type="float">
            <text:p>50.2854</text:p>
          </table:table-cell>
          <table:table-cell office:value-type="float" office:value="47.2775" calcext:value-type="float">
            <text:p>47.2775</text:p>
          </table:table-cell>
          <table:table-cell office:value-type="float" office:value="29.7075" calcext:value-type="float">
            <text:p>29.70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266674" calcext:value-type="float">
            <text:p>0.266674</text:p>
          </table:table-cell>
          <table:table-cell office:value-type="float" office:value="0.459306" calcext:value-type="float">
            <text:p>0.459306</text:p>
          </table:table-cell>
          <table:table-cell office:value-type="float" office:value="0.476059" calcext:value-type="float">
            <text:p>0.476059</text:p>
          </table:table-cell>
          <table:table-cell office:value-type="float" office:value="0.284062" calcext:value-type="float">
            <text:p>0.284062</text:p>
          </table:table-cell>
          <table:table-cell office:value-type="float" office:value="26.82" calcext:value-type="float">
            <text:p>26.82</text:p>
          </table:table-cell>
          <table:table-cell office:value-type="float" office:value="50.2479" calcext:value-type="float">
            <text:p>50.2479</text:p>
          </table:table-cell>
          <table:table-cell office:value-type="float" office:value="47.2839" calcext:value-type="float">
            <text:p>47.2839</text:p>
          </table:table-cell>
          <table:table-cell office:value-type="float" office:value="29.6629" calcext:value-type="float">
            <text:p>29.66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271477" calcext:value-type="float">
            <text:p>0.271477</text:p>
          </table:table-cell>
          <table:table-cell office:value-type="float" office:value="0.460116" calcext:value-type="float">
            <text:p>0.460116</text:p>
          </table:table-cell>
          <table:table-cell office:value-type="float" office:value="0.475934" calcext:value-type="float">
            <text:p>0.475934</text:p>
          </table:table-cell>
          <table:table-cell office:value-type="float" office:value="0.284973" calcext:value-type="float">
            <text:p>0.284973</text:p>
          </table:table-cell>
          <table:table-cell office:value-type="float" office:value="26.8073" calcext:value-type="float">
            <text:p>26.8073</text:p>
          </table:table-cell>
          <table:table-cell office:value-type="float" office:value="50.3111" calcext:value-type="float">
            <text:p>50.3111</text:p>
          </table:table-cell>
          <table:table-cell office:value-type="float" office:value="47.2727" calcext:value-type="float">
            <text:p>47.2727</text:p>
          </table:table-cell>
          <table:table-cell office:value-type="float" office:value="29.6741" calcext:value-type="float">
            <text:p>29.674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278144" calcext:value-type="float">
            <text:p>0.278144</text:p>
          </table:table-cell>
          <table:table-cell office:value-type="float" office:value="0.457628" calcext:value-type="float">
            <text:p>0.457628</text:p>
          </table:table-cell>
          <table:table-cell office:value-type="float" office:value="0.475853" calcext:value-type="float">
            <text:p>0.475853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26.8883" calcext:value-type="float">
            <text:p>26.8883</text:p>
          </table:table-cell>
          <table:table-cell office:value-type="float" office:value="50.2567" calcext:value-type="float">
            <text:p>50.2567</text:p>
          </table:table-cell>
          <table:table-cell office:value-type="float" office:value="47.2429" calcext:value-type="float">
            <text:p>47.2429</text:p>
          </table:table-cell>
          <table:table-cell office:value-type="float" office:value="28.8724" calcext:value-type="float">
            <text:p>28.872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267151" calcext:value-type="float">
            <text:p>0.267151</text:p>
          </table:table-cell>
          <table:table-cell office:value-type="float" office:value="0.457386" calcext:value-type="float">
            <text:p>0.457386</text:p>
          </table:table-cell>
          <table:table-cell office:value-type="float" office:value="0.475905" calcext:value-type="float">
            <text:p>0.475905</text:p>
          </table:table-cell>
          <table:table-cell office:value-type="float" office:value="0.284885" calcext:value-type="float">
            <text:p>0.284885</text:p>
          </table:table-cell>
          <table:table-cell office:value-type="float" office:value="26.8103" calcext:value-type="float">
            <text:p>26.8103</text:p>
          </table:table-cell>
          <table:table-cell office:value-type="float" office:value="50.2374" calcext:value-type="float">
            <text:p>50.2374</text:p>
          </table:table-cell>
          <table:table-cell office:value-type="float" office:value="47.2697" calcext:value-type="float">
            <text:p>47.2697</text:p>
          </table:table-cell>
          <table:table-cell office:value-type="float" office:value="29.2464" calcext:value-type="float">
            <text:p>29.246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278418" calcext:value-type="float">
            <text:p>0.278418</text:p>
          </table:table-cell>
          <table:table-cell office:value-type="float" office:value="0.457992" calcext:value-type="float">
            <text:p>0.457992</text:p>
          </table:table-cell>
          <table:table-cell office:value-type="float" office:value="0.47582" calcext:value-type="float">
            <text:p>0.47582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26.8138" calcext:value-type="float">
            <text:p>26.8138</text:p>
          </table:table-cell>
          <table:table-cell office:value-type="float" office:value="50.37" calcext:value-type="float">
            <text:p>50.37</text:p>
          </table:table-cell>
          <table:table-cell office:value-type="float" office:value="47.2637" calcext:value-type="float">
            <text:p>47.2637</text:p>
          </table:table-cell>
          <table:table-cell office:value-type="float" office:value="29.3435" calcext:value-type="float">
            <text:p>29.34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277514" calcext:value-type="float">
            <text:p>0.277514</text:p>
          </table:table-cell>
          <table:table-cell office:value-type="float" office:value="0.458911" calcext:value-type="float">
            <text:p>0.458911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285218" calcext:value-type="float">
            <text:p>0.285218</text:p>
          </table:table-cell>
          <table:table-cell office:value-type="float" office:value="26.8156" calcext:value-type="float">
            <text:p>26.8156</text:p>
          </table:table-cell>
          <table:table-cell office:value-type="float" office:value="50.1768" calcext:value-type="float">
            <text:p>50.1768</text:p>
          </table:table-cell>
          <table:table-cell office:value-type="float" office:value="47.2733" calcext:value-type="float">
            <text:p>47.2733</text:p>
          </table:table-cell>
          <table:table-cell office:value-type="float" office:value="29.5628" calcext:value-type="float">
            <text:p>29.562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268189" calcext:value-type="float">
            <text:p>0.268189</text:p>
          </table:table-cell>
          <table:table-cell office:value-type="float" office:value="0.458047" calcext:value-type="float">
            <text:p>0.458047</text:p>
          </table:table-cell>
          <table:table-cell office:value-type="float" office:value="0.475916" calcext:value-type="float">
            <text:p>0.475916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26.8067" calcext:value-type="float">
            <text:p>26.8067</text:p>
          </table:table-cell>
          <table:table-cell office:value-type="float" office:value="50.246" calcext:value-type="float">
            <text:p>50.246</text:p>
          </table:table-cell>
          <table:table-cell office:value-type="float" office:value="47.291" calcext:value-type="float">
            <text:p>47.291</text:p>
          </table:table-cell>
          <table:table-cell office:value-type="float" office:value="29.5919" calcext:value-type="float">
            <text:p>29.591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35" calcext:value-type="float">
            <text:p>3.50E-05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0.459522" calcext:value-type="float">
            <text:p>0.459522</text:p>
          </table:table-cell>
          <table:table-cell office:value-type="float" office:value="0.476" calcext:value-type="float">
            <text:p>0.476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26.8193" calcext:value-type="float">
            <text:p>26.8193</text:p>
          </table:table-cell>
          <table:table-cell office:value-type="float" office:value="50.252" calcext:value-type="float">
            <text:p>50.252</text:p>
          </table:table-cell>
          <table:table-cell office:value-type="float" office:value="47.2742" calcext:value-type="float">
            <text:p>47.2742</text:p>
          </table:table-cell>
          <table:table-cell office:value-type="float" office:value="29.6138" calcext:value-type="float">
            <text:p>29.613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267423" calcext:value-type="float">
            <text:p>0.267423</text:p>
          </table:table-cell>
          <table:table-cell office:value-type="float" office:value="0.458261" calcext:value-type="float">
            <text:p>0.458261</text:p>
          </table:table-cell>
          <table:table-cell office:value-type="float" office:value="0.475645" calcext:value-type="float">
            <text:p>0.475645</text:p>
          </table:table-cell>
          <table:table-cell office:value-type="float" office:value="0.284425" calcext:value-type="float">
            <text:p>0.284425</text:p>
          </table:table-cell>
          <table:table-cell office:value-type="float" office:value="26.8197" calcext:value-type="float">
            <text:p>26.8197</text:p>
          </table:table-cell>
          <table:table-cell office:value-type="float" office:value="50.2603" calcext:value-type="float">
            <text:p>50.2603</text:p>
          </table:table-cell>
          <table:table-cell office:value-type="float" office:value="47.2298" calcext:value-type="float">
            <text:p>47.2298</text:p>
          </table:table-cell>
          <table:table-cell office:value-type="float" office:value="29.7445" calcext:value-type="float">
            <text:p>29.74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74484" calcext:value-type="float">
            <text:p>0.274484</text:p>
          </table:table-cell>
          <table:table-cell office:value-type="float" office:value="0.458795" calcext:value-type="float">
            <text:p>0.458795</text:p>
          </table:table-cell>
          <table:table-cell office:value-type="float" office:value="0.475743" calcext:value-type="float">
            <text:p>0.475743</text:p>
          </table:table-cell>
          <table:table-cell office:value-type="float" office:value="0.284625" calcext:value-type="float">
            <text:p>0.284625</text:p>
          </table:table-cell>
          <table:table-cell office:value-type="float" office:value="26.8239" calcext:value-type="float">
            <text:p>26.8239</text:p>
          </table:table-cell>
          <table:table-cell office:value-type="float" office:value="50.319" calcext:value-type="float">
            <text:p>50.319</text:p>
          </table:table-cell>
          <table:table-cell office:value-type="float" office:value="47.2255" calcext:value-type="float">
            <text:p>47.2255</text:p>
          </table:table-cell>
          <table:table-cell office:value-type="float" office:value="29.4371" calcext:value-type="float">
            <text:p>29.437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26877" calcext:value-type="float">
            <text:p>0.26877</text:p>
          </table:table-cell>
          <table:table-cell office:value-type="float" office:value="0.457645" calcext:value-type="float">
            <text:p>0.457645</text:p>
          </table:table-cell>
          <table:table-cell office:value-type="float" office:value="0.475868" calcext:value-type="float">
            <text:p>0.475868</text:p>
          </table:table-cell>
          <table:table-cell office:value-type="float" office:value="0.284238" calcext:value-type="float">
            <text:p>0.284238</text:p>
          </table:table-cell>
          <table:table-cell office:value-type="float" office:value="26.8321" calcext:value-type="float">
            <text:p>26.8321</text:p>
          </table:table-cell>
          <table:table-cell office:value-type="float" office:value="50.2618" calcext:value-type="float">
            <text:p>50.2618</text:p>
          </table:table-cell>
          <table:table-cell office:value-type="float" office:value="47.2702" calcext:value-type="float">
            <text:p>47.2702</text:p>
          </table:table-cell>
          <table:table-cell office:value-type="float" office:value="29.5287" calcext:value-type="float">
            <text:p>29.528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269368" calcext:value-type="float">
            <text:p>0.269368</text:p>
          </table:table-cell>
          <table:table-cell office:value-type="float" office:value="0.45716" calcext:value-type="float">
            <text:p>0.45716</text:p>
          </table:table-cell>
          <table:table-cell office:value-type="float" office:value="0.475838" calcext:value-type="float">
            <text:p>0.475838</text:p>
          </table:table-cell>
          <table:table-cell office:value-type="float" office:value="0.284087" calcext:value-type="float">
            <text:p>0.284087</text:p>
          </table:table-cell>
          <table:table-cell office:value-type="float" office:value="26.7226" calcext:value-type="float">
            <text:p>26.7226</text:p>
          </table:table-cell>
          <table:table-cell office:value-type="float" office:value="50.2904" calcext:value-type="float">
            <text:p>50.2904</text:p>
          </table:table-cell>
          <table:table-cell office:value-type="float" office:value="47.2527" calcext:value-type="float">
            <text:p>47.2527</text:p>
          </table:table-cell>
          <table:table-cell office:value-type="float" office:value="29.4807" calcext:value-type="float">
            <text:p>29.480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273556" calcext:value-type="float">
            <text:p>0.273556</text:p>
          </table:table-cell>
          <table:table-cell office:value-type="float" office:value="0.459066" calcext:value-type="float">
            <text:p>0.459066</text:p>
          </table:table-cell>
          <table:table-cell office:value-type="float" office:value="0.475875" calcext:value-type="float">
            <text:p>0.475875</text:p>
          </table:table-cell>
          <table:table-cell office:value-type="float" office:value="0.283967" calcext:value-type="float">
            <text:p>0.283967</text:p>
          </table:table-cell>
          <table:table-cell office:value-type="float" office:value="26.6419" calcext:value-type="float">
            <text:p>26.6419</text:p>
          </table:table-cell>
          <table:table-cell office:value-type="float" office:value="50.2411" calcext:value-type="float">
            <text:p>50.2411</text:p>
          </table:table-cell>
          <table:table-cell office:value-type="float" office:value="47.244" calcext:value-type="float">
            <text:p>47.244</text:p>
          </table:table-cell>
          <table:table-cell office:value-type="float" office:value="29.5457" calcext:value-type="float">
            <text:p>29.545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72176" calcext:value-type="float">
            <text:p>0.272176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75845" calcext:value-type="float">
            <text:p>0.475845</text:p>
          </table:table-cell>
          <table:table-cell office:value-type="float" office:value="0.284096" calcext:value-type="float">
            <text:p>0.284096</text:p>
          </table:table-cell>
          <table:table-cell office:value-type="float" office:value="26.6418" calcext:value-type="float">
            <text:p>26.6418</text:p>
          </table:table-cell>
          <table:table-cell office:value-type="float" office:value="50.3463" calcext:value-type="float">
            <text:p>50.3463</text:p>
          </table:table-cell>
          <table:table-cell office:value-type="float" office:value="47.2364" calcext:value-type="float">
            <text:p>47.2364</text:p>
          </table:table-cell>
          <table:table-cell office:value-type="float" office:value="29.6509" calcext:value-type="float">
            <text:p>29.650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266368" calcext:value-type="float">
            <text:p>0.266368</text:p>
          </table:table-cell>
          <table:table-cell office:value-type="float" office:value="0.456771" calcext:value-type="float">
            <text:p>0.456771</text:p>
          </table:table-cell>
          <table:table-cell office:value-type="float" office:value="0.475941" calcext:value-type="float">
            <text:p>0.475941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26.64" calcext:value-type="float">
            <text:p>26.64</text:p>
          </table:table-cell>
          <table:table-cell office:value-type="float" office:value="50.1814" calcext:value-type="float">
            <text:p>50.1814</text:p>
          </table:table-cell>
          <table:table-cell office:value-type="float" office:value="47.252" calcext:value-type="float">
            <text:p>47.252</text:p>
          </table:table-cell>
          <table:table-cell office:value-type="float" office:value="29.5722" calcext:value-type="float">
            <text:p>29.572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266751" calcext:value-type="float">
            <text:p>0.266751</text:p>
          </table:table-cell>
          <table:table-cell office:value-type="float" office:value="0.457896" calcext:value-type="float">
            <text:p>0.457896</text:p>
          </table:table-cell>
          <table:table-cell office:value-type="float" office:value="0.475687" calcext:value-type="float">
            <text:p>0.475687</text:p>
          </table:table-cell>
          <table:table-cell office:value-type="float" office:value="0.284156" calcext:value-type="float">
            <text:p>0.284156</text:p>
          </table:table-cell>
          <table:table-cell office:value-type="float" office:value="26.6427" calcext:value-type="float">
            <text:p>26.6427</text:p>
          </table:table-cell>
          <table:table-cell office:value-type="float" office:value="50.3031" calcext:value-type="float">
            <text:p>50.3031</text:p>
          </table:table-cell>
          <table:table-cell office:value-type="float" office:value="47.2706" calcext:value-type="float">
            <text:p>47.2706</text:p>
          </table:table-cell>
          <table:table-cell office:value-type="float" office:value="29.453" calcext:value-type="float">
            <text:p>29.45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.000003" calcext:value-type="float">
            <text:p>3.00E-06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268178" calcext:value-type="float">
            <text:p>0.268178</text:p>
          </table:table-cell>
          <table:table-cell office:value-type="float" office:value="0.456396" calcext:value-type="float">
            <text:p>0.456396</text:p>
          </table:table-cell>
          <table:table-cell office:value-type="float" office:value="0.475874" calcext:value-type="float">
            <text:p>0.475874</text:p>
          </table:table-cell>
          <table:table-cell office:value-type="float" office:value="0.284648" calcext:value-type="float">
            <text:p>0.284648</text:p>
          </table:table-cell>
          <table:table-cell office:value-type="float" office:value="26.6426" calcext:value-type="float">
            <text:p>26.6426</text:p>
          </table:table-cell>
          <table:table-cell office:value-type="float" office:value="50.3226" calcext:value-type="float">
            <text:p>50.3226</text:p>
          </table:table-cell>
          <table:table-cell office:value-type="float" office:value="47.2284" calcext:value-type="float">
            <text:p>47.2284</text:p>
          </table:table-cell>
          <table:table-cell office:value-type="float" office:value="29.7683" calcext:value-type="float">
            <text:p>29.768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268485" calcext:value-type="float">
            <text:p>0.268485</text:p>
          </table:table-cell>
          <table:table-cell office:value-type="float" office:value="0.458001" calcext:value-type="float">
            <text:p>0.458001</text:p>
          </table:table-cell>
          <table:table-cell office:value-type="float" office:value="0.475739" calcext:value-type="float">
            <text:p>0.475739</text:p>
          </table:table-cell>
          <table:table-cell office:value-type="float" office:value="0.284435" calcext:value-type="float">
            <text:p>0.284435</text:p>
          </table:table-cell>
          <table:table-cell office:value-type="float" office:value="26.6434" calcext:value-type="float">
            <text:p>26.6434</text:p>
          </table:table-cell>
          <table:table-cell office:value-type="float" office:value="50.3748" calcext:value-type="float">
            <text:p>50.3748</text:p>
          </table:table-cell>
          <table:table-cell office:value-type="float" office:value="47.2381" calcext:value-type="float">
            <text:p>47.2381</text:p>
          </table:table-cell>
          <table:table-cell office:value-type="float" office:value="29.5789" calcext:value-type="float">
            <text:p>29.578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268512" calcext:value-type="float">
            <text:p>0.268512</text:p>
          </table:table-cell>
          <table:table-cell office:value-type="float" office:value="0.459339" calcext:value-type="float">
            <text:p>0.459339</text:p>
          </table:table-cell>
          <table:table-cell office:value-type="float" office:value="0.475737" calcext:value-type="float">
            <text:p>0.475737</text:p>
          </table:table-cell>
          <table:table-cell office:value-type="float" office:value="0.283957" calcext:value-type="float">
            <text:p>0.283957</text:p>
          </table:table-cell>
          <table:table-cell office:value-type="float" office:value="26.6403" calcext:value-type="float">
            <text:p>26.6403</text:p>
          </table:table-cell>
          <table:table-cell office:value-type="float" office:value="50.3086" calcext:value-type="float">
            <text:p>50.3086</text:p>
          </table:table-cell>
          <table:table-cell office:value-type="float" office:value="47.231" calcext:value-type="float">
            <text:p>47.231</text:p>
          </table:table-cell>
          <table:table-cell office:value-type="float" office:value="29.5467" calcext:value-type="float">
            <text:p>29.546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27862" calcext:value-type="float">
            <text:p>0.27862</text:p>
          </table:table-cell>
          <table:table-cell office:value-type="float" office:value="0.460045" calcext:value-type="float">
            <text:p>0.460045</text:p>
          </table:table-cell>
          <table:table-cell office:value-type="float" office:value="0.475895" calcext:value-type="float">
            <text:p>0.475895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26.6423" calcext:value-type="float">
            <text:p>26.6423</text:p>
          </table:table-cell>
          <table:table-cell office:value-type="float" office:value="50.2882" calcext:value-type="float">
            <text:p>50.2882</text:p>
          </table:table-cell>
          <table:table-cell office:value-type="float" office:value="47.225" calcext:value-type="float">
            <text:p>47.225</text:p>
          </table:table-cell>
          <table:table-cell office:value-type="float" office:value="29.5279" calcext:value-type="float">
            <text:p>29.527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27275" calcext:value-type="float">
            <text:p>0.27275</text:p>
          </table:table-cell>
          <table:table-cell office:value-type="float" office:value="0.456076" calcext:value-type="float">
            <text:p>0.456076</text:p>
          </table:table-cell>
          <table:table-cell office:value-type="float" office:value="0.475936" calcext:value-type="float">
            <text:p>0.475936</text:p>
          </table:table-cell>
          <table:table-cell office:value-type="float" office:value="0.284931" calcext:value-type="float">
            <text:p>0.284931</text:p>
          </table:table-cell>
          <table:table-cell office:value-type="float" office:value="26.647" calcext:value-type="float">
            <text:p>26.647</text:p>
          </table:table-cell>
          <table:table-cell office:value-type="float" office:value="50.3708" calcext:value-type="float">
            <text:p>50.3708</text:p>
          </table:table-cell>
          <table:table-cell office:value-type="float" office:value="47.2653" calcext:value-type="float">
            <text:p>47.2653</text:p>
          </table:table-cell>
          <table:table-cell office:value-type="float" office:value="29.5431" calcext:value-type="float">
            <text:p>29.543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267016" calcext:value-type="float">
            <text:p>0.267016</text:p>
          </table:table-cell>
          <table:table-cell office:value-type="float" office:value="0.457415" calcext:value-type="float">
            <text:p>0.457415</text:p>
          </table:table-cell>
          <table:table-cell office:value-type="float" office:value="0.476004" calcext:value-type="float">
            <text:p>0.476004</text:p>
          </table:table-cell>
          <table:table-cell office:value-type="float" office:value="0.284377" calcext:value-type="float">
            <text:p>0.284377</text:p>
          </table:table-cell>
          <table:table-cell office:value-type="float" office:value="26.6439" calcext:value-type="float">
            <text:p>26.6439</text:p>
          </table:table-cell>
          <table:table-cell office:value-type="float" office:value="50.276" calcext:value-type="float">
            <text:p>50.276</text:p>
          </table:table-cell>
          <table:table-cell office:value-type="float" office:value="47.2687" calcext:value-type="float">
            <text:p>47.2687</text:p>
          </table:table-cell>
          <table:table-cell office:value-type="float" office:value="29.5372" calcext:value-type="float">
            <text:p>29.537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268988" calcext:value-type="float">
            <text:p>0.268988</text:p>
          </table:table-cell>
          <table:table-cell office:value-type="float" office:value="0.45924" calcext:value-type="float">
            <text:p>0.45924</text:p>
          </table:table-cell>
          <table:table-cell office:value-type="float" office:value="0.475828" calcext:value-type="float">
            <text:p>0.475828</text:p>
          </table:table-cell>
          <table:table-cell office:value-type="float" office:value="0.284921" calcext:value-type="float">
            <text:p>0.284921</text:p>
          </table:table-cell>
          <table:table-cell office:value-type="float" office:value="26.6418" calcext:value-type="float">
            <text:p>26.6418</text:p>
          </table:table-cell>
          <table:table-cell office:value-type="float" office:value="50.2205" calcext:value-type="float">
            <text:p>50.2205</text:p>
          </table:table-cell>
          <table:table-cell office:value-type="float" office:value="47.2624" calcext:value-type="float">
            <text:p>47.2624</text:p>
          </table:table-cell>
          <table:table-cell office:value-type="float" office:value="29.5454" calcext:value-type="float">
            <text:p>29.545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275012" calcext:value-type="float">
            <text:p>0.275012</text:p>
          </table:table-cell>
          <table:table-cell office:value-type="float" office:value="0.458429" calcext:value-type="float">
            <text:p>0.458429</text:p>
          </table:table-cell>
          <table:table-cell office:value-type="float" office:value="0.475806" calcext:value-type="float">
            <text:p>0.475806</text:p>
          </table:table-cell>
          <table:table-cell office:value-type="float" office:value="0.284798" calcext:value-type="float">
            <text:p>0.284798</text:p>
          </table:table-cell>
          <table:table-cell office:value-type="float" office:value="26.6425" calcext:value-type="float">
            <text:p>26.6425</text:p>
          </table:table-cell>
          <table:table-cell office:value-type="float" office:value="50.2099" calcext:value-type="float">
            <text:p>50.2099</text:p>
          </table:table-cell>
          <table:table-cell office:value-type="float" office:value="47.2695" calcext:value-type="float">
            <text:p>47.2695</text:p>
          </table:table-cell>
          <table:table-cell office:value-type="float" office:value="29.6292" calcext:value-type="float">
            <text:p>29.629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27196" calcext:value-type="float">
            <text:p>0.27196</text:p>
          </table:table-cell>
          <table:table-cell office:value-type="float" office:value="0.45673" calcext:value-type="float">
            <text:p>0.45673</text:p>
          </table:table-cell>
          <table:table-cell office:value-type="float" office:value="0.475784" calcext:value-type="float">
            <text:p>0.475784</text:p>
          </table:table-cell>
          <table:table-cell office:value-type="float" office:value="0.284342" calcext:value-type="float">
            <text:p>0.284342</text:p>
          </table:table-cell>
          <table:table-cell office:value-type="float" office:value="26.6466" calcext:value-type="float">
            <text:p>26.6466</text:p>
          </table:table-cell>
          <table:table-cell office:value-type="float" office:value="50.1819" calcext:value-type="float">
            <text:p>50.1819</text:p>
          </table:table-cell>
          <table:table-cell office:value-type="float" office:value="47.2558" calcext:value-type="float">
            <text:p>47.2558</text:p>
          </table:table-cell>
          <table:table-cell office:value-type="float" office:value="29.5389" calcext:value-type="float">
            <text:p>29.538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71092" calcext:value-type="float">
            <text:p>0.271092</text:p>
          </table:table-cell>
          <table:table-cell office:value-type="float" office:value="0.458335" calcext:value-type="float">
            <text:p>0.458335</text:p>
          </table:table-cell>
          <table:table-cell office:value-type="float" office:value="0.475803" calcext:value-type="float">
            <text:p>0.475803</text:p>
          </table:table-cell>
          <table:table-cell office:value-type="float" office:value="0.285036" calcext:value-type="float">
            <text:p>0.285036</text:p>
          </table:table-cell>
          <table:table-cell office:value-type="float" office:value="26.6369" calcext:value-type="float">
            <text:p>26.6369</text:p>
          </table:table-cell>
          <table:table-cell office:value-type="float" office:value="50.2167" calcext:value-type="float">
            <text:p>50.2167</text:p>
          </table:table-cell>
          <table:table-cell office:value-type="float" office:value="47.2883" calcext:value-type="float">
            <text:p>47.2883</text:p>
          </table:table-cell>
          <table:table-cell office:value-type="float" office:value="29.5438" calcext:value-type="float">
            <text:p>29.543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270824" calcext:value-type="float">
            <text:p>0.270824</text:p>
          </table:table-cell>
          <table:table-cell office:value-type="float" office:value="0.459472" calcext:value-type="float">
            <text:p>0.459472</text:p>
          </table:table-cell>
          <table:table-cell office:value-type="float" office:value="0.475775" calcext:value-type="float">
            <text:p>0.475775</text:p>
          </table:table-cell>
          <table:table-cell office:value-type="float" office:value="0.284677" calcext:value-type="float">
            <text:p>0.284677</text:p>
          </table:table-cell>
          <table:table-cell office:value-type="float" office:value="26.6383" calcext:value-type="float">
            <text:p>26.6383</text:p>
          </table:table-cell>
          <table:table-cell office:value-type="float" office:value="50.2832" calcext:value-type="float">
            <text:p>50.2832</text:p>
          </table:table-cell>
          <table:table-cell office:value-type="float" office:value="47.2497" calcext:value-type="float">
            <text:p>47.2497</text:p>
          </table:table-cell>
          <table:table-cell office:value-type="float" office:value="29.7285" calcext:value-type="float">
            <text:p>29.728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267988" calcext:value-type="float">
            <text:p>0.267988</text:p>
          </table:table-cell>
          <table:table-cell office:value-type="float" office:value="0.458046" calcext:value-type="float">
            <text:p>0.458046</text:p>
          </table:table-cell>
          <table:table-cell office:value-type="float" office:value="0.475871" calcext:value-type="float">
            <text:p>0.475871</text:p>
          </table:table-cell>
          <table:table-cell office:value-type="float" office:value="0.284876" calcext:value-type="float">
            <text:p>0.284876</text:p>
          </table:table-cell>
          <table:table-cell office:value-type="float" office:value="26.6395" calcext:value-type="float">
            <text:p>26.6395</text:p>
          </table:table-cell>
          <table:table-cell office:value-type="float" office:value="50.2812" calcext:value-type="float">
            <text:p>50.2812</text:p>
          </table:table-cell>
          <table:table-cell office:value-type="float" office:value="47.2243" calcext:value-type="float">
            <text:p>47.2243</text:p>
          </table:table-cell>
          <table:table-cell office:value-type="float" office:value="29.5566" calcext:value-type="float">
            <text:p>29.556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267675" calcext:value-type="float">
            <text:p>0.267675</text:p>
          </table:table-cell>
          <table:table-cell office:value-type="float" office:value="0.457518" calcext:value-type="float">
            <text:p>0.457518</text:p>
          </table:table-cell>
          <table:table-cell office:value-type="float" office:value="0.475921" calcext:value-type="float">
            <text:p>0.475921</text:p>
          </table:table-cell>
          <table:table-cell office:value-type="float" office:value="0.284384" calcext:value-type="float">
            <text:p>0.284384</text:p>
          </table:table-cell>
          <table:table-cell office:value-type="float" office:value="26.6381" calcext:value-type="float">
            <text:p>26.6381</text:p>
          </table:table-cell>
          <table:table-cell office:value-type="float" office:value="50.333" calcext:value-type="float">
            <text:p>50.333</text:p>
          </table:table-cell>
          <table:table-cell office:value-type="float" office:value="47.2314" calcext:value-type="float">
            <text:p>47.2314</text:p>
          </table:table-cell>
          <table:table-cell office:value-type="float" office:value="29.5434" calcext:value-type="float">
            <text:p>29.543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27003" calcext:value-type="float">
            <text:p>0.27003</text:p>
          </table:table-cell>
          <table:table-cell office:value-type="float" office:value="0.458341" calcext:value-type="float">
            <text:p>0.458341</text:p>
          </table:table-cell>
          <table:table-cell office:value-type="float" office:value="0.475892" calcext:value-type="float">
            <text:p>0.475892</text:p>
          </table:table-cell>
          <table:table-cell office:value-type="float" office:value="0.284287" calcext:value-type="float">
            <text:p>0.284287</text:p>
          </table:table-cell>
          <table:table-cell office:value-type="float" office:value="26.6385" calcext:value-type="float">
            <text:p>26.6385</text:p>
          </table:table-cell>
          <table:table-cell office:value-type="float" office:value="50.2841" calcext:value-type="float">
            <text:p>50.2841</text:p>
          </table:table-cell>
          <table:table-cell office:value-type="float" office:value="47.237" calcext:value-type="float">
            <text:p>47.237</text:p>
          </table:table-cell>
          <table:table-cell office:value-type="float" office:value="29.5279" calcext:value-type="float">
            <text:p>29.527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283351" calcext:value-type="float">
            <text:p>0.283351</text:p>
          </table:table-cell>
          <table:table-cell office:value-type="float" office:value="0.460001" calcext:value-type="float">
            <text:p>0.460001</text:p>
          </table:table-cell>
          <table:table-cell office:value-type="float" office:value="0.475915" calcext:value-type="float">
            <text:p>0.475915</text:p>
          </table:table-cell>
          <table:table-cell office:value-type="float" office:value="0.285012" calcext:value-type="float">
            <text:p>0.285012</text:p>
          </table:table-cell>
          <table:table-cell office:value-type="float" office:value="26.6397" calcext:value-type="float">
            <text:p>26.6397</text:p>
          </table:table-cell>
          <table:table-cell office:value-type="float" office:value="50.2395" calcext:value-type="float">
            <text:p>50.2395</text:p>
          </table:table-cell>
          <table:table-cell office:value-type="float" office:value="47.2396" calcext:value-type="float">
            <text:p>47.2396</text:p>
          </table:table-cell>
          <table:table-cell office:value-type="float" office:value="29.4895" calcext:value-type="float">
            <text:p>29.489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286956" calcext:value-type="float">
            <text:p>0.286956</text:p>
          </table:table-cell>
          <table:table-cell office:value-type="float" office:value="0.459411" calcext:value-type="float">
            <text:p>0.459411</text:p>
          </table:table-cell>
          <table:table-cell office:value-type="float" office:value="0.47597" calcext:value-type="float">
            <text:p>0.47597</text:p>
          </table:table-cell>
          <table:table-cell office:value-type="float" office:value="0.284581" calcext:value-type="float">
            <text:p>0.284581</text:p>
          </table:table-cell>
          <table:table-cell office:value-type="float" office:value="26.6431" calcext:value-type="float">
            <text:p>26.6431</text:p>
          </table:table-cell>
          <table:table-cell office:value-type="float" office:value="50.2798" calcext:value-type="float">
            <text:p>50.2798</text:p>
          </table:table-cell>
          <table:table-cell office:value-type="float" office:value="47.2431" calcext:value-type="float">
            <text:p>47.2431</text:p>
          </table:table-cell>
          <table:table-cell office:value-type="float" office:value="29.4377" calcext:value-type="float">
            <text:p>29.437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3" calcext:value-type="float">
            <text:p>3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280047" calcext:value-type="float">
            <text:p>0.280047</text:p>
          </table:table-cell>
          <table:table-cell office:value-type="float" office:value="0.458421" calcext:value-type="float">
            <text:p>0.458421</text:p>
          </table:table-cell>
          <table:table-cell office:value-type="float" office:value="0.475859" calcext:value-type="float">
            <text:p>0.475859</text:p>
          </table:table-cell>
          <table:table-cell office:value-type="float" office:value="0.284041" calcext:value-type="float">
            <text:p>0.284041</text:p>
          </table:table-cell>
          <table:table-cell office:value-type="float" office:value="26.6434" calcext:value-type="float">
            <text:p>26.6434</text:p>
          </table:table-cell>
          <table:table-cell office:value-type="float" office:value="50.3049" calcext:value-type="float">
            <text:p>50.3049</text:p>
          </table:table-cell>
          <table:table-cell office:value-type="float" office:value="47.2349" calcext:value-type="float">
            <text:p>47.2349</text:p>
          </table:table-cell>
          <table:table-cell office:value-type="float" office:value="29.5247" calcext:value-type="float">
            <text:p>29.524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28104" calcext:value-type="float">
            <text:p>0.28104</text:p>
          </table:table-cell>
          <table:table-cell office:value-type="float" office:value="0.458086" calcext:value-type="float">
            <text:p>0.458086</text:p>
          </table:table-cell>
          <table:table-cell office:value-type="float" office:value="0.475948" calcext:value-type="float">
            <text:p>0.475948</text:p>
          </table:table-cell>
          <table:table-cell office:value-type="float" office:value="0.284533" calcext:value-type="float">
            <text:p>0.284533</text:p>
          </table:table-cell>
          <table:table-cell office:value-type="float" office:value="26.6436" calcext:value-type="float">
            <text:p>26.6436</text:p>
          </table:table-cell>
          <table:table-cell office:value-type="float" office:value="50.2385" calcext:value-type="float">
            <text:p>50.2385</text:p>
          </table:table-cell>
          <table:table-cell office:value-type="float" office:value="47.2304" calcext:value-type="float">
            <text:p>47.2304</text:p>
          </table:table-cell>
          <table:table-cell office:value-type="float" office:value="29.4811" calcext:value-type="float">
            <text:p>29.48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274817" calcext:value-type="float">
            <text:p>0.274817</text:p>
          </table:table-cell>
          <table:table-cell office:value-type="float" office:value="0.456146" calcext:value-type="float">
            <text:p>0.456146</text:p>
          </table:table-cell>
          <table:table-cell office:value-type="float" office:value="0.475873" calcext:value-type="float">
            <text:p>0.475873</text:p>
          </table:table-cell>
          <table:table-cell office:value-type="float" office:value="0.283559" calcext:value-type="float">
            <text:p>0.283559</text:p>
          </table:table-cell>
          <table:table-cell office:value-type="float" office:value="26.6372" calcext:value-type="float">
            <text:p>26.6372</text:p>
          </table:table-cell>
          <table:table-cell office:value-type="float" office:value="50.3584" calcext:value-type="float">
            <text:p>50.3584</text:p>
          </table:table-cell>
          <table:table-cell office:value-type="float" office:value="47.2366" calcext:value-type="float">
            <text:p>47.2366</text:p>
          </table:table-cell>
          <table:table-cell office:value-type="float" office:value="29.5324" calcext:value-type="float">
            <text:p>29.532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270249" calcext:value-type="float">
            <text:p>0.270249</text:p>
          </table:table-cell>
          <table:table-cell office:value-type="float" office:value="0.457797" calcext:value-type="float">
            <text:p>0.457797</text:p>
          </table:table-cell>
          <table:table-cell office:value-type="float" office:value="0.475891" calcext:value-type="float">
            <text:p>0.475891</text:p>
          </table:table-cell>
          <table:table-cell office:value-type="float" office:value="0.284039" calcext:value-type="float">
            <text:p>0.284039</text:p>
          </table:table-cell>
          <table:table-cell office:value-type="float" office:value="26.64" calcext:value-type="float">
            <text:p>26.64</text:p>
          </table:table-cell>
          <table:table-cell office:value-type="float" office:value="50.1949" calcext:value-type="float">
            <text:p>50.1949</text:p>
          </table:table-cell>
          <table:table-cell office:value-type="float" office:value="47.2348" calcext:value-type="float">
            <text:p>47.2348</text:p>
          </table:table-cell>
          <table:table-cell office:value-type="float" office:value="29.4961" calcext:value-type="float">
            <text:p>29.496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81194" calcext:value-type="float">
            <text:p>0.281194</text:p>
          </table:table-cell>
          <table:table-cell office:value-type="float" office:value="0.457174" calcext:value-type="float">
            <text:p>0.457174</text:p>
          </table:table-cell>
          <table:table-cell office:value-type="float" office:value="0.475926" calcext:value-type="float">
            <text:p>0.475926</text:p>
          </table:table-cell>
          <table:table-cell office:value-type="float" office:value="0.284045" calcext:value-type="float">
            <text:p>0.284045</text:p>
          </table:table-cell>
          <table:table-cell office:value-type="float" office:value="26.6407" calcext:value-type="float">
            <text:p>26.6407</text:p>
          </table:table-cell>
          <table:table-cell office:value-type="float" office:value="50.3001" calcext:value-type="float">
            <text:p>50.3001</text:p>
          </table:table-cell>
          <table:table-cell office:value-type="float" office:value="47.2413" calcext:value-type="float">
            <text:p>47.2413</text:p>
          </table:table-cell>
          <table:table-cell office:value-type="float" office:value="29.5537" calcext:value-type="float">
            <text:p>29.553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280563" calcext:value-type="float">
            <text:p>0.280563</text:p>
          </table:table-cell>
          <table:table-cell office:value-type="float" office:value="0.459238" calcext:value-type="float">
            <text:p>0.459238</text:p>
          </table:table-cell>
          <table:table-cell office:value-type="float" office:value="0.475933" calcext:value-type="float">
            <text:p>0.475933</text:p>
          </table:table-cell>
          <table:table-cell office:value-type="float" office:value="0.283727" calcext:value-type="float">
            <text:p>0.283727</text:p>
          </table:table-cell>
          <table:table-cell office:value-type="float" office:value="26.6396" calcext:value-type="float">
            <text:p>26.6396</text:p>
          </table:table-cell>
          <table:table-cell office:value-type="float" office:value="50.1741" calcext:value-type="float">
            <text:p>50.1741</text:p>
          </table:table-cell>
          <table:table-cell office:value-type="float" office:value="47.2345" calcext:value-type="float">
            <text:p>47.2345</text:p>
          </table:table-cell>
          <table:table-cell office:value-type="float" office:value="29.4656" calcext:value-type="float">
            <text:p>29.465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268921" calcext:value-type="float">
            <text:p>0.268921</text:p>
          </table:table-cell>
          <table:table-cell office:value-type="float" office:value="0.458886" calcext:value-type="float">
            <text:p>0.458886</text:p>
          </table:table-cell>
          <table:table-cell office:value-type="float" office:value="0.475773" calcext:value-type="float">
            <text:p>0.475773</text:p>
          </table:table-cell>
          <table:table-cell office:value-type="float" office:value="0.284662" calcext:value-type="float">
            <text:p>0.284662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50.3349" calcext:value-type="float">
            <text:p>50.3349</text:p>
          </table:table-cell>
          <table:table-cell office:value-type="float" office:value="47.2265" calcext:value-type="float">
            <text:p>47.2265</text:p>
          </table:table-cell>
          <table:table-cell office:value-type="float" office:value="29.5443" calcext:value-type="float">
            <text:p>29.544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285347" calcext:value-type="float">
            <text:p>0.285347</text:p>
          </table:table-cell>
          <table:table-cell office:value-type="float" office:value="0.458276" calcext:value-type="float">
            <text:p>0.458276</text:p>
          </table:table-cell>
          <table:table-cell office:value-type="float" office:value="0.47591" calcext:value-type="float">
            <text:p>0.47591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26.6427" calcext:value-type="float">
            <text:p>26.6427</text:p>
          </table:table-cell>
          <table:table-cell office:value-type="float" office:value="50.2075" calcext:value-type="float">
            <text:p>50.2075</text:p>
          </table:table-cell>
          <table:table-cell office:value-type="float" office:value="47.2263" calcext:value-type="float">
            <text:p>47.2263</text:p>
          </table:table-cell>
          <table:table-cell office:value-type="float" office:value="29.4292" calcext:value-type="float">
            <text:p>29.429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276662" calcext:value-type="float">
            <text:p>0.276662</text:p>
          </table:table-cell>
          <table:table-cell office:value-type="float" office:value="0.457941" calcext:value-type="float">
            <text:p>0.457941</text:p>
          </table:table-cell>
          <table:table-cell office:value-type="float" office:value="0.475829" calcext:value-type="float">
            <text:p>0.475829</text:p>
          </table:table-cell>
          <table:table-cell office:value-type="float" office:value="0.284554" calcext:value-type="float">
            <text:p>0.284554</text:p>
          </table:table-cell>
          <table:table-cell office:value-type="float" office:value="26.6449" calcext:value-type="float">
            <text:p>26.6449</text:p>
          </table:table-cell>
          <table:table-cell office:value-type="float" office:value="50.3086" calcext:value-type="float">
            <text:p>50.3086</text:p>
          </table:table-cell>
          <table:table-cell office:value-type="float" office:value="47.2328" calcext:value-type="float">
            <text:p>47.2328</text:p>
          </table:table-cell>
          <table:table-cell office:value-type="float" office:value="28.9387" calcext:value-type="float">
            <text:p>28.93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272263" calcext:value-type="float">
            <text:p>0.27226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75933" calcext:value-type="float">
            <text:p>0.475933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50.243" calcext:value-type="float">
            <text:p>50.243</text:p>
          </table:table-cell>
          <table:table-cell office:value-type="float" office:value="47.2876" calcext:value-type="float">
            <text:p>47.2876</text:p>
          </table:table-cell>
          <table:table-cell office:value-type="float" office:value="29.3645" calcext:value-type="float">
            <text:p>29.364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271518" calcext:value-type="float">
            <text:p>0.271518</text:p>
          </table:table-cell>
          <table:table-cell office:value-type="float" office:value="0.459486" calcext:value-type="float">
            <text:p>0.459486</text:p>
          </table:table-cell>
          <table:table-cell office:value-type="float" office:value="0.475899" calcext:value-type="float">
            <text:p>0.475899</text:p>
          </table:table-cell>
          <table:table-cell office:value-type="float" office:value="0.284244" calcext:value-type="float">
            <text:p>0.284244</text:p>
          </table:table-cell>
          <table:table-cell office:value-type="float" office:value="26.643" calcext:value-type="float">
            <text:p>26.643</text:p>
          </table:table-cell>
          <table:table-cell office:value-type="float" office:value="50.3057" calcext:value-type="float">
            <text:p>50.3057</text:p>
          </table:table-cell>
          <table:table-cell office:value-type="float" office:value="47.4799" calcext:value-type="float">
            <text:p>47.4799</text:p>
          </table:table-cell>
          <table:table-cell office:value-type="float" office:value="29.5292" calcext:value-type="float">
            <text:p>29.529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277053" calcext:value-type="float">
            <text:p>0.277053</text:p>
          </table:table-cell>
          <table:table-cell office:value-type="float" office:value="0.458937" calcext:value-type="float">
            <text:p>0.458937</text:p>
          </table:table-cell>
          <table:table-cell office:value-type="float" office:value="0.475893" calcext:value-type="float">
            <text:p>0.475893</text:p>
          </table:table-cell>
          <table:table-cell office:value-type="float" office:value="0.284559" calcext:value-type="float">
            <text:p>0.284559</text:p>
          </table:table-cell>
          <table:table-cell office:value-type="float" office:value="26.6362" calcext:value-type="float">
            <text:p>26.6362</text:p>
          </table:table-cell>
          <table:table-cell office:value-type="float" office:value="50.2756" calcext:value-type="float">
            <text:p>50.2756</text:p>
          </table:table-cell>
          <table:table-cell office:value-type="float" office:value="47.2699" calcext:value-type="float">
            <text:p>47.2699</text:p>
          </table:table-cell>
          <table:table-cell office:value-type="float" office:value="29.4912" calcext:value-type="float">
            <text:p>29.491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275806" calcext:value-type="float">
            <text:p>0.275806</text:p>
          </table:table-cell>
          <table:table-cell office:value-type="float" office:value="0.457653" calcext:value-type="float">
            <text:p>0.457653</text:p>
          </table:table-cell>
          <table:table-cell office:value-type="float" office:value="0.47596" calcext:value-type="float">
            <text:p>0.47596</text:p>
          </table:table-cell>
          <table:table-cell office:value-type="float" office:value="0.283637" calcext:value-type="float">
            <text:p>0.283637</text:p>
          </table:table-cell>
          <table:table-cell office:value-type="float" office:value="26.643" calcext:value-type="float">
            <text:p>26.643</text:p>
          </table:table-cell>
          <table:table-cell office:value-type="float" office:value="50.3216" calcext:value-type="float">
            <text:p>50.3216</text:p>
          </table:table-cell>
          <table:table-cell office:value-type="float" office:value="47.2615" calcext:value-type="float">
            <text:p>47.2615</text:p>
          </table:table-cell>
          <table:table-cell office:value-type="float" office:value="29.4096" calcext:value-type="float">
            <text:p>29.409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73611" calcext:value-type="float">
            <text:p>0.273611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75904" calcext:value-type="float">
            <text:p>0.475904</text:p>
          </table:table-cell>
          <table:table-cell office:value-type="float" office:value="0.284614" calcext:value-type="float">
            <text:p>0.284614</text:p>
          </table:table-cell>
          <table:table-cell office:value-type="float" office:value="26.6398" calcext:value-type="float">
            <text:p>26.6398</text:p>
          </table:table-cell>
          <table:table-cell office:value-type="float" office:value="50.238" calcext:value-type="float">
            <text:p>50.238</text:p>
          </table:table-cell>
          <table:table-cell office:value-type="float" office:value="47.2699" calcext:value-type="float">
            <text:p>47.2699</text:p>
          </table:table-cell>
          <table:table-cell office:value-type="float" office:value="29.4723" calcext:value-type="float">
            <text:p>29.472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268568" calcext:value-type="float">
            <text:p>0.268568</text:p>
          </table:table-cell>
          <table:table-cell office:value-type="float" office:value="0.456649" calcext:value-type="float">
            <text:p>0.456649</text:p>
          </table:table-cell>
          <table:table-cell office:value-type="float" office:value="0.475945" calcext:value-type="float">
            <text:p>0.475945</text:p>
          </table:table-cell>
          <table:table-cell office:value-type="float" office:value="0.284156" calcext:value-type="float">
            <text:p>0.284156</text:p>
          </table:table-cell>
          <table:table-cell office:value-type="float" office:value="26.6391" calcext:value-type="float">
            <text:p>26.6391</text:p>
          </table:table-cell>
          <table:table-cell office:value-type="float" office:value="50.2507" calcext:value-type="float">
            <text:p>50.2507</text:p>
          </table:table-cell>
          <table:table-cell office:value-type="float" office:value="47.2405" calcext:value-type="float">
            <text:p>47.2405</text:p>
          </table:table-cell>
          <table:table-cell office:value-type="float" office:value="29.5511" calcext:value-type="float">
            <text:p>29.551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266584" calcext:value-type="float">
            <text:p>0.266584</text:p>
          </table:table-cell>
          <table:table-cell office:value-type="float" office:value="0.457991" calcext:value-type="float">
            <text:p>0.457991</text:p>
          </table:table-cell>
          <table:table-cell office:value-type="float" office:value="0.475866" calcext:value-type="float">
            <text:p>0.475866</text:p>
          </table:table-cell>
          <table:table-cell office:value-type="float" office:value="0.284512" calcext:value-type="float">
            <text:p>0.284512</text:p>
          </table:table-cell>
          <table:table-cell office:value-type="float" office:value="26.6447" calcext:value-type="float">
            <text:p>26.6447</text:p>
          </table:table-cell>
          <table:table-cell office:value-type="float" office:value="50.1889" calcext:value-type="float">
            <text:p>50.1889</text:p>
          </table:table-cell>
          <table:table-cell office:value-type="float" office:value="47.2342" calcext:value-type="float">
            <text:p>47.2342</text:p>
          </table:table-cell>
          <table:table-cell office:value-type="float" office:value="29.471" calcext:value-type="float">
            <text:p>29.4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.26649" calcext:value-type="float">
            <text:p>0.26649</text:p>
          </table:table-cell>
          <table:table-cell office:value-type="float" office:value="0.459093" calcext:value-type="float">
            <text:p>0.459093</text:p>
          </table:table-cell>
          <table:table-cell office:value-type="float" office:value="0.475911" calcext:value-type="float">
            <text:p>0.475911</text:p>
          </table:table-cell>
          <table:table-cell office:value-type="float" office:value="0.284226" calcext:value-type="float">
            <text:p>0.284226</text:p>
          </table:table-cell>
          <table:table-cell office:value-type="float" office:value="26.6399" calcext:value-type="float">
            <text:p>26.6399</text:p>
          </table:table-cell>
          <table:table-cell office:value-type="float" office:value="50.2726" calcext:value-type="float">
            <text:p>50.2726</text:p>
          </table:table-cell>
          <table:table-cell office:value-type="float" office:value="47.2392" calcext:value-type="float">
            <text:p>47.2392</text:p>
          </table:table-cell>
          <table:table-cell office:value-type="float" office:value="29.5256" calcext:value-type="float">
            <text:p>29.525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266471" calcext:value-type="float">
            <text:p>0.266471</text:p>
          </table:table-cell>
          <table:table-cell office:value-type="float" office:value="0.457925" calcext:value-type="float">
            <text:p>0.457925</text:p>
          </table:table-cell>
          <table:table-cell office:value-type="float" office:value="0.47725" calcext:value-type="float">
            <text:p>0.47725</text:p>
          </table:table-cell>
          <table:table-cell office:value-type="float" office:value="0.284573" calcext:value-type="float">
            <text:p>0.284573</text:p>
          </table:table-cell>
          <table:table-cell office:value-type="float" office:value="26.6433" calcext:value-type="float">
            <text:p>26.6433</text:p>
          </table:table-cell>
          <table:table-cell office:value-type="float" office:value="50.2626" calcext:value-type="float">
            <text:p>50.2626</text:p>
          </table:table-cell>
          <table:table-cell office:value-type="float" office:value="47.265" calcext:value-type="float">
            <text:p>47.265</text:p>
          </table:table-cell>
          <table:table-cell office:value-type="float" office:value="29.4725" calcext:value-type="float">
            <text:p>29.472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271951" calcext:value-type="float">
            <text:p>0.271951</text:p>
          </table:table-cell>
          <table:table-cell office:value-type="float" office:value="0.455735" calcext:value-type="float">
            <text:p>0.455735</text:p>
          </table:table-cell>
          <table:table-cell office:value-type="float" office:value="0.475841" calcext:value-type="float">
            <text:p>0.475841</text:p>
          </table:table-cell>
          <table:table-cell office:value-type="float" office:value="0.28427" calcext:value-type="float">
            <text:p>0.28427</text:p>
          </table:table-cell>
          <table:table-cell office:value-type="float" office:value="26.6434" calcext:value-type="float">
            <text:p>26.6434</text:p>
          </table:table-cell>
          <table:table-cell office:value-type="float" office:value="50.2311" calcext:value-type="float">
            <text:p>50.2311</text:p>
          </table:table-cell>
          <table:table-cell office:value-type="float" office:value="47.2513" calcext:value-type="float">
            <text:p>47.2513</text:p>
          </table:table-cell>
          <table:table-cell office:value-type="float" office:value="28.8697" calcext:value-type="float">
            <text:p>28.869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28309" calcext:value-type="float">
            <text:p>0.28309</text:p>
          </table:table-cell>
          <table:table-cell office:value-type="float" office:value="0.459088" calcext:value-type="float">
            <text:p>0.459088</text:p>
          </table:table-cell>
          <table:table-cell office:value-type="float" office:value="0.475785" calcext:value-type="float">
            <text:p>0.475785</text:p>
          </table:table-cell>
          <table:table-cell office:value-type="float" office:value="0.284723" calcext:value-type="float">
            <text:p>0.284723</text:p>
          </table:table-cell>
          <table:table-cell office:value-type="float" office:value="26.6362" calcext:value-type="float">
            <text:p>26.6362</text:p>
          </table:table-cell>
          <table:table-cell office:value-type="float" office:value="50.3661" calcext:value-type="float">
            <text:p>50.3661</text:p>
          </table:table-cell>
          <table:table-cell office:value-type="float" office:value="47.2407" calcext:value-type="float">
            <text:p>47.2407</text:p>
          </table:table-cell>
          <table:table-cell office:value-type="float" office:value="29.5805" calcext:value-type="float">
            <text:p>29.580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278716" calcext:value-type="float">
            <text:p>0.278716</text:p>
          </table:table-cell>
          <table:table-cell office:value-type="float" office:value="0.458201" calcext:value-type="float">
            <text:p>0.458201</text:p>
          </table:table-cell>
          <table:table-cell office:value-type="float" office:value="0.475832" calcext:value-type="float">
            <text:p>0.475832</text:p>
          </table:table-cell>
          <table:table-cell office:value-type="float" office:value="0.284652" calcext:value-type="float">
            <text:p>0.284652</text:p>
          </table:table-cell>
          <table:table-cell office:value-type="float" office:value="26.6381" calcext:value-type="float">
            <text:p>26.6381</text:p>
          </table:table-cell>
          <table:table-cell office:value-type="float" office:value="50.3127" calcext:value-type="float">
            <text:p>50.3127</text:p>
          </table:table-cell>
          <table:table-cell office:value-type="float" office:value="47.2615" calcext:value-type="float">
            <text:p>47.2615</text:p>
          </table:table-cell>
          <table:table-cell office:value-type="float" office:value="29.6196" calcext:value-type="float">
            <text:p>29.619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.269158" calcext:value-type="float">
            <text:p>0.269158</text:p>
          </table:table-cell>
          <table:table-cell office:value-type="float" office:value="0.458199" calcext:value-type="float">
            <text:p>0.458199</text:p>
          </table:table-cell>
          <table:table-cell office:value-type="float" office:value="0.475906" calcext:value-type="float">
            <text:p>0.475906</text:p>
          </table:table-cell>
          <table:table-cell office:value-type="float" office:value="0.284748" calcext:value-type="float">
            <text:p>0.284748</text:p>
          </table:table-cell>
          <table:table-cell office:value-type="float" office:value="26.6434" calcext:value-type="float">
            <text:p>26.6434</text:p>
          </table:table-cell>
          <table:table-cell office:value-type="float" office:value="50.21" calcext:value-type="float">
            <text:p>50.21</text:p>
          </table:table-cell>
          <table:table-cell office:value-type="float" office:value="47.2333" calcext:value-type="float">
            <text:p>47.2333</text:p>
          </table:table-cell>
          <table:table-cell office:value-type="float" office:value="29.5437" calcext:value-type="float">
            <text:p>29.543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267813" calcext:value-type="float">
            <text:p>0.267813</text:p>
          </table:table-cell>
          <table:table-cell office:value-type="float" office:value="0.457447" calcext:value-type="float">
            <text:p>0.457447</text:p>
          </table:table-cell>
          <table:table-cell office:value-type="float" office:value="0.475914" calcext:value-type="float">
            <text:p>0.475914</text:p>
          </table:table-cell>
          <table:table-cell office:value-type="float" office:value="0.283981" calcext:value-type="float">
            <text:p>0.283981</text:p>
          </table:table-cell>
          <table:table-cell office:value-type="float" office:value="26.6368" calcext:value-type="float">
            <text:p>26.6368</text:p>
          </table:table-cell>
          <table:table-cell office:value-type="float" office:value="50.3201" calcext:value-type="float">
            <text:p>50.3201</text:p>
          </table:table-cell>
          <table:table-cell office:value-type="float" office:value="47.2387" calcext:value-type="float">
            <text:p>47.2387</text:p>
          </table:table-cell>
          <table:table-cell office:value-type="float" office:value="29.5745" calcext:value-type="float">
            <text:p>29.574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266606" calcext:value-type="float">
            <text:p>0.266606</text:p>
          </table:table-cell>
          <table:table-cell office:value-type="float" office:value="0.457708" calcext:value-type="float">
            <text:p>0.457708</text:p>
          </table:table-cell>
          <table:table-cell office:value-type="float" office:value="0.475885" calcext:value-type="float">
            <text:p>0.475885</text:p>
          </table:table-cell>
          <table:table-cell office:value-type="float" office:value="0.283868" calcext:value-type="float">
            <text:p>0.283868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50.2231" calcext:value-type="float">
            <text:p>50.2231</text:p>
          </table:table-cell>
          <table:table-cell office:value-type="float" office:value="47.2362" calcext:value-type="float">
            <text:p>47.2362</text:p>
          </table:table-cell>
          <table:table-cell office:value-type="float" office:value="29.5038" calcext:value-type="float">
            <text:p>29.503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" calcext:value-type="float">
            <text:p>2.00E-06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266337" calcext:value-type="float">
            <text:p>0.266337</text:p>
          </table:table-cell>
          <table:table-cell office:value-type="float" office:value="0.456067" calcext:value-type="float">
            <text:p>0.456067</text:p>
          </table:table-cell>
          <table:table-cell office:value-type="float" office:value="0.475791" calcext:value-type="float">
            <text:p>0.475791</text:p>
          </table:table-cell>
          <table:table-cell office:value-type="float" office:value="0.284242" calcext:value-type="float">
            <text:p>0.284242</text:p>
          </table:table-cell>
          <table:table-cell office:value-type="float" office:value="26.6404" calcext:value-type="float">
            <text:p>26.6404</text:p>
          </table:table-cell>
          <table:table-cell office:value-type="float" office:value="50.2299" calcext:value-type="float">
            <text:p>50.2299</text:p>
          </table:table-cell>
          <table:table-cell office:value-type="float" office:value="47.2434" calcext:value-type="float">
            <text:p>47.2434</text:p>
          </table:table-cell>
          <table:table-cell office:value-type="float" office:value="29.5048" calcext:value-type="float">
            <text:p>29.504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266538" calcext:value-type="float">
            <text:p>0.266538</text:p>
          </table:table-cell>
          <table:table-cell office:value-type="float" office:value="0.459535" calcext:value-type="float">
            <text:p>0.459535</text:p>
          </table:table-cell>
          <table:table-cell office:value-type="float" office:value="0.475986" calcext:value-type="float">
            <text:p>0.475986</text:p>
          </table:table-cell>
          <table:table-cell office:value-type="float" office:value="0.284375" calcext:value-type="float">
            <text:p>0.284375</text:p>
          </table:table-cell>
          <table:table-cell office:value-type="float" office:value="26.6416" calcext:value-type="float">
            <text:p>26.6416</text:p>
          </table:table-cell>
          <table:table-cell office:value-type="float" office:value="50.2312" calcext:value-type="float">
            <text:p>50.2312</text:p>
          </table:table-cell>
          <table:table-cell office:value-type="float" office:value="47.2451" calcext:value-type="float">
            <text:p>47.2451</text:p>
          </table:table-cell>
          <table:table-cell office:value-type="float" office:value="29.5201" calcext:value-type="float">
            <text:p>29.520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265908" calcext:value-type="float">
            <text:p>0.265908</text:p>
          </table:table-cell>
          <table:table-cell office:value-type="float" office:value="0.457816" calcext:value-type="float">
            <text:p>0.457816</text:p>
          </table:table-cell>
          <table:table-cell office:value-type="float" office:value="0.475912" calcext:value-type="float">
            <text:p>0.475912</text:p>
          </table:table-cell>
          <table:table-cell office:value-type="float" office:value="0.284312" calcext:value-type="float">
            <text:p>0.284312</text:p>
          </table:table-cell>
          <table:table-cell office:value-type="float" office:value="26.6399" calcext:value-type="float">
            <text:p>26.6399</text:p>
          </table:table-cell>
          <table:table-cell office:value-type="float" office:value="50.3333" calcext:value-type="float">
            <text:p>50.3333</text:p>
          </table:table-cell>
          <table:table-cell office:value-type="float" office:value="47.249" calcext:value-type="float">
            <text:p>47.249</text:p>
          </table:table-cell>
          <table:table-cell office:value-type="float" office:value="29.498" calcext:value-type="float">
            <text:p>29.49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266414" calcext:value-type="float">
            <text:p>0.266414</text:p>
          </table:table-cell>
          <table:table-cell office:value-type="float" office:value="0.459702" calcext:value-type="float">
            <text:p>0.459702</text:p>
          </table:table-cell>
          <table:table-cell office:value-type="float" office:value="0.475928" calcext:value-type="float">
            <text:p>0.475928</text:p>
          </table:table-cell>
          <table:table-cell office:value-type="float" office:value="0.283388" calcext:value-type="float">
            <text:p>0.283388</text:p>
          </table:table-cell>
          <table:table-cell office:value-type="float" office:value="26.6382" calcext:value-type="float">
            <text:p>26.6382</text:p>
          </table:table-cell>
          <table:table-cell office:value-type="float" office:value="50.2295" calcext:value-type="float">
            <text:p>50.2295</text:p>
          </table:table-cell>
          <table:table-cell office:value-type="float" office:value="47.2458" calcext:value-type="float">
            <text:p>47.2458</text:p>
          </table:table-cell>
          <table:table-cell office:value-type="float" office:value="29.5385" calcext:value-type="float">
            <text:p>29.538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265918" calcext:value-type="float">
            <text:p>0.265918</text:p>
          </table:table-cell>
          <table:table-cell office:value-type="float" office:value="0.456602" calcext:value-type="float">
            <text:p>0.456602</text:p>
          </table:table-cell>
          <table:table-cell office:value-type="float" office:value="0.475905" calcext:value-type="float">
            <text:p>0.475905</text:p>
          </table:table-cell>
          <table:table-cell office:value-type="float" office:value="0.284742" calcext:value-type="float">
            <text:p>0.284742</text:p>
          </table:table-cell>
          <table:table-cell office:value-type="float" office:value="26.6419" calcext:value-type="float">
            <text:p>26.6419</text:p>
          </table:table-cell>
          <table:table-cell office:value-type="float" office:value="50.3113" calcext:value-type="float">
            <text:p>50.3113</text:p>
          </table:table-cell>
          <table:table-cell office:value-type="float" office:value="47.2253" calcext:value-type="float">
            <text:p>47.2253</text:p>
          </table:table-cell>
          <table:table-cell office:value-type="float" office:value="29.4919" calcext:value-type="float">
            <text:p>29.491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273821" calcext:value-type="float">
            <text:p>0.273821</text:p>
          </table:table-cell>
          <table:table-cell office:value-type="float" office:value="0.457421" calcext:value-type="float">
            <text:p>0.457421</text:p>
          </table:table-cell>
          <table:table-cell office:value-type="float" office:value="0.475816" calcext:value-type="float">
            <text:p>0.475816</text:p>
          </table:table-cell>
          <table:table-cell office:value-type="float" office:value="0.285157" calcext:value-type="float">
            <text:p>0.285157</text:p>
          </table:table-cell>
          <table:table-cell office:value-type="float" office:value="26.6386" calcext:value-type="float">
            <text:p>26.6386</text:p>
          </table:table-cell>
          <table:table-cell office:value-type="float" office:value="50.4384" calcext:value-type="float">
            <text:p>50.4384</text:p>
          </table:table-cell>
          <table:table-cell office:value-type="float" office:value="47.2224" calcext:value-type="float">
            <text:p>47.2224</text:p>
          </table:table-cell>
          <table:table-cell office:value-type="float" office:value="29.8217" calcext:value-type="float">
            <text:p>29.821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265797" calcext:value-type="float">
            <text:p>0.265797</text:p>
          </table:table-cell>
          <table:table-cell office:value-type="float" office:value="0.459069" calcext:value-type="float">
            <text:p>0.459069</text:p>
          </table:table-cell>
          <table:table-cell office:value-type="float" office:value="0.475984" calcext:value-type="float">
            <text:p>0.475984</text:p>
          </table:table-cell>
          <table:table-cell office:value-type="float" office:value="0.284194" calcext:value-type="float">
            <text:p>0.284194</text:p>
          </table:table-cell>
          <table:table-cell office:value-type="float" office:value="26.6431" calcext:value-type="float">
            <text:p>26.6431</text:p>
          </table:table-cell>
          <table:table-cell office:value-type="float" office:value="50.3215" calcext:value-type="float">
            <text:p>50.3215</text:p>
          </table:table-cell>
          <table:table-cell office:value-type="float" office:value="47.24" calcext:value-type="float">
            <text:p>47.24</text:p>
          </table:table-cell>
          <table:table-cell office:value-type="float" office:value="29.4802" calcext:value-type="float">
            <text:p>29.480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457773" calcext:value-type="float">
            <text:p>0.457773</text:p>
          </table:table-cell>
          <table:table-cell office:value-type="float" office:value="0.475889" calcext:value-type="float">
            <text:p>0.475889</text:p>
          </table:table-cell>
          <table:table-cell office:value-type="float" office:value="0.284367" calcext:value-type="float">
            <text:p>0.284367</text:p>
          </table:table-cell>
          <table:table-cell office:value-type="float" office:value="26.6408" calcext:value-type="float">
            <text:p>26.6408</text:p>
          </table:table-cell>
          <table:table-cell office:value-type="float" office:value="50.261" calcext:value-type="float">
            <text:p>50.261</text:p>
          </table:table-cell>
          <table:table-cell office:value-type="float" office:value="47.2404" calcext:value-type="float">
            <text:p>47.2404</text:p>
          </table:table-cell>
          <table:table-cell office:value-type="float" office:value="29.5816" calcext:value-type="float">
            <text:p>29.581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" calcext:value-type="float">
            <text:p>2.00E-06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266957" calcext:value-type="float">
            <text:p>0.266957</text:p>
          </table:table-cell>
          <table:table-cell office:value-type="float" office:value="0.456852" calcext:value-type="float">
            <text:p>0.456852</text:p>
          </table:table-cell>
          <table:table-cell office:value-type="float" office:value="0.475853" calcext:value-type="float">
            <text:p>0.475853</text:p>
          </table:table-cell>
          <table:table-cell office:value-type="float" office:value="0.283954" calcext:value-type="float">
            <text:p>0.283954</text:p>
          </table:table-cell>
          <table:table-cell office:value-type="float" office:value="26.6406" calcext:value-type="float">
            <text:p>26.6406</text:p>
          </table:table-cell>
          <table:table-cell office:value-type="float" office:value="50.2724" calcext:value-type="float">
            <text:p>50.2724</text:p>
          </table:table-cell>
          <table:table-cell office:value-type="float" office:value="47.2378" calcext:value-type="float">
            <text:p>47.2378</text:p>
          </table:table-cell>
          <table:table-cell office:value-type="float" office:value="29.5356" calcext:value-type="float">
            <text:p>29.535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" calcext:value-type="float">
            <text:p>2.00E-06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267499" calcext:value-type="float">
            <text:p>0.267499</text:p>
          </table:table-cell>
          <table:table-cell office:value-type="float" office:value="0.458822" calcext:value-type="float">
            <text:p>0.458822</text:p>
          </table:table-cell>
          <table:table-cell office:value-type="float" office:value="0.475896" calcext:value-type="float">
            <text:p>0.475896</text:p>
          </table:table-cell>
          <table:table-cell office:value-type="float" office:value="0.284463" calcext:value-type="float">
            <text:p>0.284463</text:p>
          </table:table-cell>
          <table:table-cell office:value-type="float" office:value="26.646" calcext:value-type="float">
            <text:p>26.646</text:p>
          </table:table-cell>
          <table:table-cell office:value-type="float" office:value="50.2051" calcext:value-type="float">
            <text:p>50.2051</text:p>
          </table:table-cell>
          <table:table-cell office:value-type="float" office:value="47.2346" calcext:value-type="float">
            <text:p>47.2346</text:p>
          </table:table-cell>
          <table:table-cell office:value-type="float" office:value="29.564" calcext:value-type="float">
            <text:p>29.56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.267372" calcext:value-type="float">
            <text:p>0.267372</text:p>
          </table:table-cell>
          <table:table-cell office:value-type="float" office:value="0.458063" calcext:value-type="float">
            <text:p>0.458063</text:p>
          </table:table-cell>
          <table:table-cell office:value-type="float" office:value="0.475935" calcext:value-type="float">
            <text:p>0.475935</text:p>
          </table:table-cell>
          <table:table-cell office:value-type="float" office:value="0.284841" calcext:value-type="float">
            <text:p>0.284841</text:p>
          </table:table-cell>
          <table:table-cell office:value-type="float" office:value="26.64" calcext:value-type="float">
            <text:p>26.64</text:p>
          </table:table-cell>
          <table:table-cell office:value-type="float" office:value="50.2074" calcext:value-type="float">
            <text:p>50.2074</text:p>
          </table:table-cell>
          <table:table-cell office:value-type="float" office:value="47.2344" calcext:value-type="float">
            <text:p>47.2344</text:p>
          </table:table-cell>
          <table:table-cell office:value-type="float" office:value="29.5404" calcext:value-type="float">
            <text:p>29.540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.000003" calcext:value-type="float">
            <text:p>3.00E-06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266106" calcext:value-type="float">
            <text:p>0.266106</text:p>
          </table:table-cell>
          <table:table-cell office:value-type="float" office:value="0.459596" calcext:value-type="float">
            <text:p>0.459596</text:p>
          </table:table-cell>
          <table:table-cell office:value-type="float" office:value="0.475822" calcext:value-type="float">
            <text:p>0.475822</text:p>
          </table:table-cell>
          <table:table-cell office:value-type="float" office:value="0.2846" calcext:value-type="float">
            <text:p>0.2846</text:p>
          </table:table-cell>
          <table:table-cell office:value-type="float" office:value="26.6412" calcext:value-type="float">
            <text:p>26.6412</text:p>
          </table:table-cell>
          <table:table-cell office:value-type="float" office:value="50.2256" calcext:value-type="float">
            <text:p>50.2256</text:p>
          </table:table-cell>
          <table:table-cell office:value-type="float" office:value="47.2271" calcext:value-type="float">
            <text:p>47.2271</text:p>
          </table:table-cell>
          <table:table-cell office:value-type="float" office:value="29.556" calcext:value-type="float">
            <text:p>29.55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" calcext:value-type="float">
            <text:p>2.00E-06</text:p>
          </table:table-cell>
          <table:table-cell table:number-columns-repeated="3" office:value-type="float" office:value="0.000003" calcext:value-type="float">
            <text:p>3.00E-06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266291" calcext:value-type="float">
            <text:p>0.266291</text:p>
          </table:table-cell>
          <table:table-cell office:value-type="float" office:value="0.459596" calcext:value-type="float">
            <text:p>0.459596</text:p>
          </table:table-cell>
          <table:table-cell office:value-type="float" office:value="0.475863" calcext:value-type="float">
            <text:p>0.475863</text:p>
          </table:table-cell>
          <table:table-cell office:value-type="float" office:value="0.284651" calcext:value-type="float">
            <text:p>0.284651</text:p>
          </table:table-cell>
          <table:table-cell office:value-type="float" office:value="26.6413" calcext:value-type="float">
            <text:p>26.6413</text:p>
          </table:table-cell>
          <table:table-cell office:value-type="float" office:value="50.1979" calcext:value-type="float">
            <text:p>50.1979</text:p>
          </table:table-cell>
          <table:table-cell office:value-type="float" office:value="47.2317" calcext:value-type="float">
            <text:p>47.2317</text:p>
          </table:table-cell>
          <table:table-cell office:value-type="float" office:value="29.4822" calcext:value-type="float">
            <text:p>29.482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" calcext:value-type="float">
            <text:p>2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4789" calcext:value-type="float">
            <text:p>0.004789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266155" calcext:value-type="float">
            <text:p>0.266155</text:p>
          </table:table-cell>
          <table:table-cell office:value-type="float" office:value="0.458215" calcext:value-type="float">
            <text:p>0.458215</text:p>
          </table:table-cell>
          <table:table-cell office:value-type="float" office:value="0.475904" calcext:value-type="float">
            <text:p>0.475904</text:p>
          </table:table-cell>
          <table:table-cell office:value-type="float" office:value="0.284564" calcext:value-type="float">
            <text:p>0.284564</text:p>
          </table:table-cell>
          <table:table-cell office:value-type="float" office:value="26.6445" calcext:value-type="float">
            <text:p>26.6445</text:p>
          </table:table-cell>
          <table:table-cell office:value-type="float" office:value="50.3739" calcext:value-type="float">
            <text:p>50.3739</text:p>
          </table:table-cell>
          <table:table-cell office:value-type="float" office:value="47.2306" calcext:value-type="float">
            <text:p>47.2306</text:p>
          </table:table-cell>
          <table:table-cell office:value-type="float" office:value="29.8275" calcext:value-type="float">
            <text:p>29.827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266501" calcext:value-type="float">
            <text:p>0.266501</text:p>
          </table:table-cell>
          <table:table-cell office:value-type="float" office:value="0.460268" calcext:value-type="float">
            <text:p>0.460268</text:p>
          </table:table-cell>
          <table:table-cell office:value-type="float" office:value="0.475927" calcext:value-type="float">
            <text:p>0.475927</text:p>
          </table:table-cell>
          <table:table-cell office:value-type="float" office:value="0.283452" calcext:value-type="float">
            <text:p>0.283452</text:p>
          </table:table-cell>
          <table:table-cell office:value-type="float" office:value="26.6429" calcext:value-type="float">
            <text:p>26.6429</text:p>
          </table:table-cell>
          <table:table-cell office:value-type="float" office:value="50.2475" calcext:value-type="float">
            <text:p>50.2475</text:p>
          </table:table-cell>
          <table:table-cell office:value-type="float" office:value="47.2795" calcext:value-type="float">
            <text:p>47.2795</text:p>
          </table:table-cell>
          <table:table-cell office:value-type="float" office:value="30.0247" calcext:value-type="float">
            <text:p>30.024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.00E-06</text:p>
          </table:table-cell>
          <table:table-cell office:value-type="float" office:value="0.000004" calcext:value-type="float">
            <text:p>4.00E-06</text:p>
          </table:table-cell>
          <table:table-cell table:number-columns-repeated="2" office:value-type="float" office:value="0.000003" calcext:value-type="float">
            <text:p>3.00E-0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266441" calcext:value-type="float">
            <text:p>0.266441</text:p>
          </table:table-cell>
          <table:table-cell office:value-type="float" office:value="0.457509" calcext:value-type="float">
            <text:p>0.457509</text:p>
          </table:table-cell>
          <table:table-cell office:value-type="float" office:value="0.475766" calcext:value-type="float">
            <text:p>0.475766</text:p>
          </table:table-cell>
          <table:table-cell office:value-type="float" office:value="0.284607" calcext:value-type="float">
            <text:p>0.284607</text:p>
          </table:table-cell>
          <table:table-cell office:value-type="float" office:value="26.6422" calcext:value-type="float">
            <text:p>26.6422</text:p>
          </table:table-cell>
          <table:table-cell office:value-type="float" office:value="50.3049" calcext:value-type="float">
            <text:p>50.3049</text:p>
          </table:table-cell>
          <table:table-cell office:value-type="float" office:value="47.288" calcext:value-type="float">
            <text:p>47.288</text:p>
          </table:table-cell>
          <table:table-cell office:value-type="float" office:value="29.6609" calcext:value-type="float">
            <text:p>29.660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2])" office:value-type="float" office:value="0.00000273" calcext:value-type="float">
            <text:p>2.73E-06</text:p>
          </table:table-cell>
          <table:table-cell table:formula="of:=AVERAGE([.C3:.C102])" office:value-type="float" office:value="0.00000402" calcext:value-type="float">
            <text:p>4.02E-06</text:p>
          </table:table-cell>
          <table:table-cell table:formula="of:=AVERAGE([.D3:.D102])" office:value-type="float" office:value="0.00000332" calcext:value-type="float">
            <text:p>3.32E-06</text:p>
          </table:table-cell>
          <table:table-cell table:formula="of:=AVERAGE([.E3:.E102])" office:value-type="float" office:value="0.00000287" calcext:value-type="float">
            <text:p>2.87E-06</text:p>
          </table:table-cell>
          <table:table-cell table:style-name="ce1" table:formula="of:=AVERAGE([.F3:.F102])" office:value-type="float" office:value="0.00274365" calcext:value-type="float">
            <text:p>2.74E-03</text:p>
          </table:table-cell>
          <table:table-cell table:style-name="ce1" table:formula="of:=AVERAGE([.G3:.G102])" office:value-type="float" office:value="0.00398195" calcext:value-type="float">
            <text:p>3.98E-03</text:p>
          </table:table-cell>
          <table:table-cell table:style-name="ce1" table:formula="of:=AVERAGE([.H3:.H102])" office:value-type="float" office:value="0.00484202" calcext:value-type="float">
            <text:p>4.84E-03</text:p>
          </table:table-cell>
          <table:table-cell table:style-name="ce1" table:formula="of:=AVERAGE([.I3:.I102])" office:value-type="float" office:value="0.00295565" calcext:value-type="float">
            <text:p>2.96E-03</text:p>
          </table:table-cell>
          <table:table-cell table:style-name="ce1" table:formula="of:=AVERAGE([.J3:.J102])" office:value-type="float" office:value="0.27113461" calcext:value-type="float">
            <text:p>2.71E-01</text:p>
          </table:table-cell>
          <table:table-cell table:style-name="ce1" table:formula="of:=AVERAGE([.K3:.K102])" office:value-type="float" office:value="0.4585219" calcext:value-type="float">
            <text:p>4.59E-01</text:p>
          </table:table-cell>
          <table:table-cell table:style-name="ce1" table:formula="of:=AVERAGE([.L3:.L102])" office:value-type="float" office:value="0.47606207" calcext:value-type="float">
            <text:p>4.76E-01</text:p>
          </table:table-cell>
          <table:table-cell table:style-name="ce1" table:formula="of:=AVERAGE([.M3:.M102])" office:value-type="float" office:value="0.28443912" calcext:value-type="float">
            <text:p>2.84E-01</text:p>
          </table:table-cell>
          <table:table-cell table:style-name="ce1" table:formula="of:=AVERAGE([.N3:.N102])" office:value-type="float" office:value="26.914607" calcext:value-type="float">
            <text:p>2.69E+01</text:p>
          </table:table-cell>
          <table:table-cell table:style-name="ce1" table:formula="of:=AVERAGE([.O3:.O102])" office:value-type="float" office:value="50.343357" calcext:value-type="float">
            <text:p>5.03E+01</text:p>
          </table:table-cell>
          <table:table-cell table:style-name="ce1" table:formula="of:=AVERAGE([.P3:.P102])" office:value-type="float" office:value="47.251408" calcext:value-type="float">
            <text:p>4.73E+01</text:p>
          </table:table-cell>
          <table:table-cell table:style-name="ce1" table:formula="of:=AVERAGE([.Q3:.Q102])" office:value-type="float" office:value="29.561821" calcext:value-type="float">
            <text:p>2.96E+01</text:p>
          </table:table-cell>
          <table:table-cell table:number-columns-repeated="4" office:value-type="string" calcext:value-type="string">
            <text:p>&gt; 90 minutes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330550505011922" calcext:value-type="float">
            <text:p>3.30550505011922E-06</text:p>
          </table:table-cell>
          <table:table-cell table:style-name="Default" table:formula="of:=STDEV([.C3:.C102])" office:value-type="float" office:value="0.000000585687888751598" calcext:value-type="float">
            <text:p>5.85687888751598E-07</text:p>
          </table:table-cell>
          <table:table-cell table:style-name="Default" table:formula="of:=STDEV([.D3:.D102])" office:value-type="float" office:value="0.000000601009252185124" calcext:value-type="float">
            <text:p>6.01009252185124E-07</text:p>
          </table:table-cell>
          <table:table-cell table:style-name="Default" table:formula="of:=STDEV([.E3:.E102])" office:value-type="float" office:value="0.00000229912148351486" calcext:value-type="float">
            <text:p>2.29912148351486E-06</text:p>
          </table:table-cell>
          <table:table-cell table:formula="of:=STDEV([.F3:.F102])" office:value-type="float" office:value="0.000347944421865146" calcext:value-type="float">
            <text:p>0.000347944421865</text:p>
          </table:table-cell>
          <table:table-cell table:formula="of:=STDEV([.G3:.G102])" office:value-type="float" office:value="0.000394960997307252" calcext:value-type="float">
            <text:p>0.000394960997307</text:p>
          </table:table-cell>
          <table:table-cell table:formula="of:=STDEV([.H3:.H102])" office:value-type="float" office:value="0.000355462651435642" calcext:value-type="float">
            <text:p>0.000355462651436</text:p>
          </table:table-cell>
          <table:table-cell table:formula="of:=STDEV([.I3:.I102])" office:value-type="float" office:value="0.000389637214715059" calcext:value-type="float">
            <text:p>0.000389637214715</text:p>
          </table:table-cell>
          <table:table-cell table:formula="of:=STDEV([.J3:.J102])" office:value-type="float" office:value="0.00568800309688752" calcext:value-type="float">
            <text:p>0.005688003096888</text:p>
          </table:table-cell>
          <table:table-cell table:formula="of:=STDEV([.K3:.K102])" office:value-type="float" office:value="0.00131208733002654" calcext:value-type="float">
            <text:p>0.001312087330027</text:p>
          </table:table-cell>
          <table:table-cell table:formula="of:=STDEV([.L3:.L102])" office:value-type="float" office:value="0.00056081477982729" calcext:value-type="float">
            <text:p>0.000560814779827</text:p>
          </table:table-cell>
          <table:table-cell table:formula="of:=STDEV([.M3:.M102])" office:value-type="float" office:value="0.000469854184988828" calcext:value-type="float">
            <text:p>0.000469854184989</text:p>
          </table:table-cell>
          <table:table-cell table:formula="of:=STDEV([.N3:.N102])" office:value-type="float" office:value="0.580209210657951" calcext:value-type="float">
            <text:p>0.580209210657951</text:p>
          </table:table-cell>
          <table:table-cell table:formula="of:=STDEV([.O3:.O102])" office:value-type="float" office:value="0.201183635524936" calcext:value-type="float">
            <text:p>0.201183635524936</text:p>
          </table:table-cell>
          <table:table-cell table:formula="of:=STDEV([.P3:.P102])" office:value-type="float" office:value="0.0297409138318842" calcext:value-type="float">
            <text:p>0.029740913831884</text:p>
          </table:table-cell>
          <table:table-cell table:formula="of:=STDEV([.Q3:.Q102])" office:value-type="float" office:value="0.220500198719533" calcext:value-type="float">
            <text:p>0.2205001987195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09:25.903150074</meta:creation-date>
    <dc:date>2018-03-19T17:15:11.919851676</dc:date>
    <meta:editing-duration>PT5M46S</meta:editing-duration>
    <meta:editing-cycles>1</meta:editing-cycles>
    <meta:document-statistic meta:table-count="1" meta:cell-count="1759" meta:object-count="0"/>
    <meta:generator>LibreOffice/5.4.5.1$Linux_X86_64 LibreOffice_project/40m0$Build-1</meta:generator>
  </office:meta>
</office:document-meta>
</file>